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910000003B8AF40C24668977F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ymbol" svg:font-family="Symbol"/>
    <style:font-face style:name="Tahoma" svg:font-family="Tahoma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136cm" fo:min-width="5.20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</style:style>
    <style:style style:name="gr8" style:family="graphic" style:parent-style-name="standard">
      <style:graphic-properties draw:stroke="none" draw:fill="solid" draw:fill-color="#0000ff"/>
    </style:style>
    <style:style style:name="gr9" style:family="graphic" style:parent-style-name="standard">
      <style:graphic-properties draw:stroke="none" draw:fill="solid" draw:fill-color="#000000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1" style:family="graphic" style:parent-style-name="standard">
      <style:graphic-properties draw:stroke="solid" svg:stroke-width="0.026cm" svg:stroke-color="#000000" draw:stroke-linejoin="miter" svg:stroke-linecap="butt" draw:fill="solid" draw:fill-color="#ffffff" fo:padding-top="0.013cm" fo:padding-bottom="0.013cm" fo:padding-left="0.013cm" fo:padding-right="0.013cm"/>
    </style:style>
    <style:style style:name="gr12" style:family="graphic" style:parent-style-name="standard">
      <style:graphic-properties draw:stroke="solid" svg:stroke-width="0.026cm" svg:stroke-color="#000000" draw:stroke-linejoin="miter" svg:stroke-linecap="butt" draw:fill="solid" draw:fill-color="#ffffff" fo:padding-top="0.013cm" fo:padding-bottom="0.013cm" fo:padding-left="0.013cm" fo:padding-right="0.013cm"/>
    </style:style>
    <style:style style:name="gr13" style:family="graphic" style:parent-style-name="standard">
      <style:graphic-properties draw:stroke="none" draw:fill="solid" draw:fill-color="#ffffff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918cm" fo:min-width="0.918cm" fo:padding-top="0cm" fo:padding-bottom="0cm" fo:padding-left="0cm" fo:padding-right="0cm"/>
    </style:style>
    <style:style style:name="gr15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16" style:family="graphic" style:parent-style-name="standard">
      <style:graphic-properties draw:stroke="solid" svg:stroke-width="0.026cm" svg:stroke-color="#000000" draw:stroke-linejoin="round" svg:stroke-linecap="butt" draw:fill="none" fo:padding-top="0.013cm" fo:padding-bottom="0.013cm" fo:padding-left="0.013cm" fo:padding-right="0.013cm"/>
    </style:style>
    <style:style style:name="gr17" style:family="graphic" style:parent-style-name="standard">
      <style:graphic-properties draw:stroke="none" svg:stroke-color="#000000" draw:fill="none" draw:fill-color="#ffffff" fo:min-height="0.6cm"/>
    </style:style>
    <style:style style:name="gr18" style:family="graphic" style:parent-style-name="standard">
      <style:graphic-properties draw:stroke="none" svg:stroke-color="#000000" draw:fill="none" draw:fill-color="#ffffff" fo:min-height="0.8cm"/>
    </style:style>
    <style:style style:name="gr19" style:family="graphic" style:parent-style-name="standard">
      <style:graphic-properties draw:stroke="none" svg:stroke-color="#000000" draw:fill="none" draw:fill-color="#ffffff" fo:min-height="0.7cm"/>
    </style:style>
    <style:style style:name="gr20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8pt" style:font-size-asian="18pt" style:font-size-complex="18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5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8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9" style:family="paragraph">
      <loext:graphic-properties draw:fill="solid" draw:fill-color="#0000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ffffff"/>
      <style:text-properties fo:font-size="18pt" style:font-size-asian="18pt" style:font-size-complex="18pt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none"/>
      <style:text-properties fo:font-size="26.1000003814697pt" style:font-size-asian="26.1000003814697pt" style:font-size-complex="26.1000003814697pt"/>
    </style:style>
    <style:style style:name="P15" style:family="paragraph">
      <loext:graphic-properties draw:fill="solid" draw:fill-color="#ffffff"/>
      <style:text-properties fo:font-size="16pt" style:font-size-asian="16pt" style:font-size-complex="16pt"/>
    </style:style>
    <style:style style:name="P16" style:family="paragraph">
      <loext:graphic-properties draw:fill="solid" draw:fill-color="#ffffff"/>
      <style:text-properties fo:font-size="14pt" style:font-size-asian="14pt" style:font-size-complex="14pt"/>
    </style:style>
    <style:style style:name="P17" style:family="paragraph">
      <style:text-properties fo:font-size="16pt" style:font-size-asian="16pt" style:font-size-complex="16pt"/>
    </style:style>
    <style:style style:name="P18" style:family="paragraph">
      <loext:graphic-properties draw:fill="none" draw:fill-color="#ffffff"/>
      <style:text-properties fo:font-size="16pt" style:font-size-asian="16pt" style:font-size-complex="16pt"/>
    </style:style>
    <style:style style:name="P19" style:family="paragraph">
      <style:text-properties fo:font-size="12pt" style:font-size-asian="12pt" style:font-size-complex="12pt"/>
    </style:style>
    <style:style style:name="P20" style:family="paragraph">
      <loext:graphic-properties draw:fill="none" draw:fill-color="#ffffff"/>
      <style:text-properties fo:font-size="12pt" style:font-size-asian="12pt" style:font-size-complex="12pt"/>
    </style:style>
    <style:style style:name="P21" style:family="paragraph">
      <style:text-properties fo:font-size="18pt" style:font-size-asian="18pt" style:font-size-complex="18pt"/>
    </style:style>
    <style:style style:name="P22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color="#000000" style:font-name="Arial" fo:font-size="18pt" style:font-size-asian="18pt" style:font-name-complex="Arial" style:font-size-complex="18pt"/>
    </style:style>
    <style:style style:name="T2" style:family="text">
      <style:text-properties fo:color="#000000" style:font-name="Arial" fo:font-size="12pt" fo:font-weight="bold" style:font-size-asian="12pt" style:font-name-complex="Arial" style:font-size-complex="12pt" style:font-weight-complex="bold"/>
    </style:style>
    <style:style style:name="T3" style:family="text">
      <style:text-properties fo:color="#000000" style:font-name="Arial" fo:font-size="11.1000003814697pt" fo:font-weight="bold" style:font-size-asian="11.1000003814697pt" style:font-name-complex="Arial" style:font-size-complex="11.1000003814697pt" style:font-weight-complex="bold"/>
    </style:style>
    <style:style style:name="T4" style:family="text">
      <style:text-properties fo:color="#000000" style:font-name="Arial" fo:font-size="10pt" style:font-size-asian="10pt" style:font-name-complex="Arial" style:font-size-complex="10pt"/>
    </style:style>
    <style:style style:name="T5" style:family="text">
      <style:text-properties fo:color="#000000" style:font-name="Arial" fo:font-size="10pt" fo:font-weight="bold" style:font-size-asian="10pt" style:font-name-complex="Arial" style:font-size-complex="10pt" style:font-weight-complex="bold"/>
    </style:style>
    <style:style style:name="T6" style:family="text">
      <style:text-properties fo:color="#000000" style:font-name="Arial" fo:font-size="14.1000003814697pt" fo:font-weight="bold" style:font-size-asian="14.1000003814697pt" style:font-name-complex="Arial" style:font-size-complex="14.1000003814697pt" style:font-weight-complex="bold"/>
    </style:style>
    <style:style style:name="T7" style:family="text">
      <style:text-properties fo:color="#000000" style:font-name="Arial" fo:font-size="11.1000003814697pt" style:font-size-asian="11.1000003814697pt" style:font-name-complex="Arial" style:font-size-complex="11.1000003814697pt"/>
    </style:style>
    <style:style style:name="T8" style:family="text">
      <style:text-properties fo:color="#000000" style:font-name="Arial" fo:font-size="12pt" style:font-size-asian="12pt" style:font-name-complex="Arial" style:font-size-complex="12pt"/>
    </style:style>
    <style:style style:name="T9" style:family="text">
      <style:text-properties fo:color="#000000" style:font-name="TimesNewRomanPS" fo:font-size="12pt" fo:font-style="italic" style:font-size-asian="12pt" style:font-name-complex="TimesNewRomanPS" style:font-size-complex="12pt" style:font-style-complex="italic"/>
    </style:style>
    <style:style style:name="T10" style:family="text">
      <style:text-properties fo:color="#000000" style:font-name="TimesNewRomanPS" fo:font-size="10pt" fo:font-style="italic" style:font-size-asian="10pt" style:font-name-complex="TimesNewRomanPS" style:font-size-complex="10pt" style:font-style-complex="italic"/>
    </style:style>
    <style:style style:name="T11" style:family="text">
      <style:text-properties fo:color="#000000" style:font-name="TimesNewRomanPS" fo:font-size="11.1000003814697pt" fo:font-style="italic" style:font-size-asian="11.1000003814697pt" style:font-name-complex="TimesNewRomanPS" style:font-size-complex="11.1000003814697pt" style:font-style-complex="italic"/>
    </style:style>
    <style:style style:name="T12" style:family="text">
      <style:text-properties fo:color="#000000" style:font-name="Arial" fo:font-size="8.10000038146973pt" style:font-size-asian="8.10000038146973pt" style:font-name-complex="Arial" style:font-size-complex="8.10000038146973pt"/>
    </style:style>
    <style:style style:name="T13" style:family="text">
      <style:text-properties fo:color="#000000" style:font-name="Arial" fo:font-size="8.10000038146973pt" fo:font-weight="bold" style:font-size-asian="8.10000038146973pt" style:font-name-complex="Arial" style:font-size-complex="8.10000038146973pt" style:font-weight-complex="bold"/>
    </style:style>
    <style:style style:name="T14" style:family="text">
      <style:text-properties fo:color="#0000ff" style:font-name="Arial" fo:font-size="8.10000038146973pt" style:font-size-asian="8.10000038146973pt" style:font-name-complex="Arial" style:font-size-complex="8.10000038146973pt"/>
    </style:style>
    <style:style style:name="T15" style:family="text">
      <style:text-properties fo:color="#0000ff" style:font-name="Tahoma" fo:font-size="8.10000038146973pt" style:font-size-asian="8.10000038146973pt" style:font-name-complex="Tahoma" style:font-size-complex="8.10000038146973pt"/>
    </style:style>
    <style:style style:name="T16" style:family="text">
      <style:text-properties fo:color="#000000" style:font-name="Tahoma" fo:font-size="8.10000038146973pt" style:font-size-asian="8.10000038146973pt" style:font-name-complex="Tahoma" style:font-size-complex="8.10000038146973pt"/>
    </style:style>
    <style:style style:name="T17" style:family="text">
      <style:text-properties fo:color="#ff0000" style:font-name="Tahoma" fo:font-size="8.10000038146973pt" style:font-size-asian="8.10000038146973pt" style:font-name-complex="Tahoma" style:font-size-complex="8.10000038146973pt"/>
    </style:style>
    <style:style style:name="T18" style:family="text">
      <style:text-properties fo:color="#000000" style:font-name="Symbol" fo:font-size="8.10000038146973pt" style:font-size-asian="8.10000038146973pt" style:font-name-complex="Symbol" style:font-size-complex="8.10000038146973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color="#000000" style:font-name="TimesNewRoman" fo:font-size="12pt" style:font-size-asian="12pt" style:font-name-complex="TimesNewRoman" style:font-size-complex="12pt"/>
    </style:style>
    <style:style style:name="T21" style:family="text">
      <style:text-properties fo:color="#000000" style:font-name="Arial" fo:font-size="8.10000038146973pt" fo:font-style="italic" style:font-size-asian="8.10000038146973pt" style:font-name-complex="Arial" style:font-size-complex="8.10000038146973pt" style:font-style-complex="italic"/>
    </style:style>
    <style:style style:name="T22" style:family="text">
      <style:text-properties fo:color="#000000" style:font-name="TimesNewRoman" fo:font-size="8.10000038146973pt" style:font-size-asian="8.10000038146973pt" style:font-name-complex="TimesNewRoman" style:font-size-complex="8.10000038146973pt"/>
    </style:style>
    <style:style style:name="T23" style:family="text">
      <style:text-properties fo:color="#000000" style:font-name="TimesNewRoman" fo:font-size="10pt" style:font-size-asian="10pt" style:font-name-complex="TimesNewRoman" style:font-size-complex="10pt"/>
    </style:style>
    <style:style style:name="T24" style:family="text">
      <style:text-properties fo:color="#000000" style:font-name="TimesNewRoman" fo:font-size="11.1000003814697pt" style:font-size-asian="11.1000003814697pt" style:font-name-complex="TimesNewRoman" style:font-size-complex="11.1000003814697pt"/>
    </style:style>
    <style:style style:name="T25" style:family="text">
      <style:text-properties fo:color="#d9d9d9" style:font-name="Arial" fo:font-size="10pt" fo:font-weight="bold" style:font-size-asian="10pt" style:font-name-complex="Arial" style:font-size-complex="10pt" style:font-weight-complex="bold"/>
    </style:style>
    <style:style style:name="T26" style:family="text">
      <style:text-properties fo:color="#d9d9d9" style:font-name="Arial" fo:font-size="26.1000003814697pt" fo:font-weight="bold" style:font-size-asian="26.1000003814697pt" style:font-name-complex="Arial" style:font-size-complex="26.1000003814697pt" style:font-weight-complex="bold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634cm" svg:height="0.712cm" svg:x="0.999cm" svg:y="1.991cm">
          <draw:text-box>
            <text:p text:style-name="P1"><text:span text:style-name="T1"><text:s text:c="2"/></text:span></text:p>
          </draw:text-box>
        </draw:frame>
        <draw:frame draw:style-name="gr2" draw:text-style-name="P3" draw:layer="layout" svg:width="0.422cm" svg:height="0.475cm" svg:x="1.355cm" svg:y="2.18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7.972cm" svg:height="0.433cm" svg:x="1.473cm" svg:y="2.213cm">
          <draw:text-box>
            <text:p text:style-name="P1"><text:span text:style-name="T3"><text:s/></text:span><text:span text:style-name="T3">Student Numbers: <text:s text:c="11"/>Emails: <text:s text:c="34"/>FIRST NAMES <text:s text:c="6"/>FAMILY / LAST </text:span><text:span text:style-name="T3">NAMES <text:s/></text:span></text:p>
          </draw:text-box>
        </draw:frame>
        <draw:frame draw:style-name="gr4" draw:text-style-name="P5" draw:layer="layout" svg:width="5.201cm" svg:height="0.475cm" svg:x="0.999cm" svg:y="3cm">
          <draw:text-box>
            <text:p text:style-name="P1"><text:span text:style-name="T2"><text:s text:c="2"/></text:span><text:span text:style-name="T2"><text:s text:c="2"/></text:span><text:span text:style-name="T2"><text:s text:c="2"/></text:span><text:span text:style-name="T2">3</text:span><text:span text:style-name="T2"> <text:s/></text:span><text:span text:style-name="T2"><text:s text:c="2"/></text:span><text:span text:style-name="T2">2</text:span><text:span text:style-name="T2"> <text:s/></text:span><text:span text:style-name="T2"><text:s/></text:span><text:span text:style-name="T2">8</text:span><text:span text:style-name="T2"> <text:s/></text:span><text:span text:style-name="T2"><text:s text:c="2"/></text:span><text:span text:style-name="T2">3</text:span><text:span text:style-name="T2"> <text:s/></text:span><text:span text:style-name="T2"><text:s/></text:span><text:span text:style-name="T2">3</text:span><text:span text:style-name="T2"> <text:s/></text:span><text:span text:style-name="T2"><text:s/></text:span><text:span text:style-name="T2">4</text:span><text:span text:style-name="T2"> <text:s/></text:span><text:span text:style-name="T2"><text:s text:c="2"/></text:span><text:span text:style-name="T2">9</text:span></text:p>
          </draw:text-box>
        </draw:frame>
        <draw:frame draw:style-name="gr5" draw:text-style-name="P6" draw:layer="layout" svg:width="0.35cm" svg:height="0.395cm" svg:x="0.999cm" svg:y="3.15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1.365cm" svg:height="0.395cm" svg:x="5cm" svg:y="3.15cm">
          <draw:text-box>
            <text:p text:style-name="P1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5" draw:text-style-name="P6" draw:layer="layout" svg:width="0.35cm" svg:height="0.395cm" svg:x="0.999cm" svg:y="3.556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5.357cm" svg:height="0.395cm" svg:x="0.999cm" svg:y="3.963cm">
          <draw:text-box>
            <text:p text:style-name="P1"><text:span text:style-name="T4"><text:s text:c="55"/></text:span></text:p>
          </draw:text-box>
        </draw:frame>
        <draw:frame draw:style-name="gr5" draw:text-style-name="P6" draw:layer="layout" svg:width="5.357cm" svg:height="0.395cm" svg:x="0.999cm" svg:y="4.369cm">
          <draw:text-box>
            <text:p text:style-name="P1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/text:p>
          </draw:text-box>
        </draw:frame>
        <draw:frame draw:style-name="gr5" draw:text-style-name="P6" draw:layer="layout" svg:width="5.357cm" svg:height="0.395cm" svg:x="0.999cm" svg:y="4.771cm">
          <draw:text-box>
            <text:p text:style-name="P1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/text:p>
          </draw:text-box>
        </draw:frame>
        <draw:frame draw:style-name="gr5" draw:text-style-name="P6" draw:layer="layout" svg:width="5.26cm" svg:height="0.395cm" svg:x="0.999cm" svg:y="5.178cm">
          <draw:text-box>
            <text:p text:style-name="P1"><text:span text:style-name="T4"><text:s text:c="6"/></text:span><text:span text:style-name="T4"><text:s text:c="6"/></text:span><text:span text:style-name="T4"><text:s text:c="6"/></text:span><text:span text:style-name="T4"><text:s text:c="6"/></text:span><text:span text:style-name="T4"><text:s text:c="6"/></text:span><text:span text:style-name="T4"><text:s text:c="6"/></text:span><text:span text:style-name="T4"><text:s text:c="6"/></text:span><text:span text:style-name="T4"><text:s text:c="6"/></text:span><text:span text:style-name="T4"><text:s text:c="6"/></text:span></text:p>
          </draw:text-box>
        </draw:frame>
        <draw:frame draw:style-name="gr5" draw:text-style-name="P6" draw:layer="layout" svg:width="0.35cm" svg:height="0.395cm" svg:x="0.999cm" svg:y="5.584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5.357cm" svg:height="0.395cm" svg:x="0.999cm" svg:y="5.99cm">
          <draw:text-box>
            <text:p text:style-name="P1"><text:span text:style-name="T4"><text:s text:c="4"/></text:span><text:span text:style-name="T4"><text:s text:c="4"/></text:span><text:span text:style-name="T4"><text:s text:c="4"/></text:span><text:span text:style-name="T4"><text:s text:c="4"/></text:span><text:span text:style-name="T4"><text:s text:c="4"/></text:span><text:span text:style-name="T4"><text:s text:c="4"/></text:span><text:span text:style-name="T4"><text:s text:c="4"/></text:span><text:span text:style-name="T4"><text:s text:c="4"/></text:span><text:span text:style-name="T4"><text:s text:c="4"/></text:span><text:span text:style-name="T4"><text:s text:c="4"/></text:span><text:span text:style-name="T4"><text:s text:c="4"/></text:span><text:span text:style-name="T4"><text:s text:c="4"/></text:span><text:span text:style-name="T4"><text:s text:c="4"/></text:span><text:span text:style-name="T4"><text:s text:c="3"/></text:span></text:p>
          </draw:text-box>
        </draw:frame>
        <draw:frame draw:style-name="gr5" draw:text-style-name="P6" draw:layer="layout" svg:width="0.35cm" svg:height="0.395cm" svg:x="0.999cm" svg:y="6.397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5.26cm" svg:height="0.395cm" svg:x="0.999cm" svg:y="6.973cm">
          <draw:text-box>
            <text:p text:style-name="P1"><text:span text:style-name="T5"><text:s text:c="19"/></text:span><text:span text:style-name="T5"><text:s text:c="19"/></text:span><text:span text:style-name="T5"><text:s text:c="16"/></text:span></text:p>
          </draw:text-box>
        </draw:frame>
        <draw:frame draw:style-name="gr6" draw:text-style-name="P7" draw:layer="layout" svg:width="0.701cm" svg:height="0.556cm" svg:x="0.999cm" svg:y="7.494cm">
          <draw:text-box>
            <text:p text:style-name="P1"><text:span text:style-name="T6"><text:s text:c="5"/></text:span></text:p>
          </draw:text-box>
        </draw:frame>
        <draw:frame draw:style-name="gr3" draw:text-style-name="P4" draw:layer="layout" svg:width="11.275cm" svg:height="0.433cm" svg:x="1.689cm" svg:y="7.59cm">
          <draw:text-box>
            <text:p text:style-name="P1"><text:span text:style-name="T3">Course Code</text:span><text:span text:style-name="T7"> <text:s text:c="30"/></text:span><text:span text:style-name="T7"><text:s text:c="28"/></text:span><text:span text:style-name="T3">Course Title</text:span><text:span text:style-name="T7"> </text:span></text:p>
          </draw:text-box>
        </draw:frame>
        <draw:frame draw:style-name="gr2" draw:text-style-name="P3" draw:layer="layout" svg:width="0.476cm" svg:height="0.475cm" svg:x="0.999cm" svg:y="8.038cm">
          <draw:text-box>
            <text:p text:style-name="P1"><text:span text:style-name="T8"><text:s text:c="4"/></text:span></text:p>
          </draw:text-box>
        </draw:frame>
        <draw:frame draw:style-name="gr2" draw:text-style-name="P3" draw:layer="layout" svg:width="0.422cm" svg:height="0.475cm" svg:x="11.585cm" svg:y="8.038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815cm" svg:height="0.497cm" svg:x="0.999cm" svg:y="8.867cm">
          <draw:text-box>
            <text:p text:style-name="P1"><text:span text:style-name="T9"><text:s text:c="6"/></text:span></text:p>
          </draw:text-box>
        </draw:frame>
        <draw:frame draw:style-name="gr5" draw:text-style-name="P6" draw:layer="layout" svg:width="1.797cm" svg:height="0.412cm" svg:x="1.634cm" svg:y="8.934cm">
          <draw:text-box>
            <text:p text:style-name="P1"><text:span text:style-name="T10">(</text:span><text:span text:style-name="T10">E</text:span><text:span text:style-name="T10">x</text:span><text:span text:style-name="T10">a</text:span><text:span text:style-name="T10">m</text:span><text:span text:style-name="T10">p</text:span><text:span text:style-name="T10">l</text:span><text:span text:style-name="T10">e</text:span><text:span text:style-name="T10">)</text:span></text:p>
          </draw:text-box>
        </draw:frame>
        <draw:frame draw:style-name="gr3" draw:text-style-name="P4" draw:layer="layout" svg:width="0.388cm" svg:height="0.454cm" svg:x="3.1cm" svg:y="8.899cm">
          <draw:text-box>
            <text:p text:style-name="P1"><text:span text:style-name="T11"><text:s text:c="2"/></text:span></text:p>
          </draw:text-box>
        </draw:frame>
        <draw:frame draw:style-name="gr3" draw:text-style-name="P4" draw:layer="layout" svg:width="0.388cm" svg:height="0.433cm" svg:x="3.299cm" svg:y="8.90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8cm" svg:height="0.433cm" svg:x="3.751cm" svg:y="8.90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8cm" svg:height="0.433cm" svg:x="4.251cm" svg:y="8.908cm">
          <draw:text-box>
            <text:p text:style-name="P1"><text:span text:style-name="T7"><text:s/></text:span></text:p>
          </draw:text-box>
        </draw:frame>
        <draw:frame draw:style-name="gr3" draw:text-style-name="P4" draw:layer="layout" svg:width="0.388cm" svg:height="0.433cm" svg:x="5.25cm" svg:y="8.908cm">
          <draw:text-box>
            <text:p text:style-name="P1"><text:span text:style-name="T7"><text:s/></text:span></text:p>
          </draw:text-box>
        </draw:frame>
        <draw:frame draw:style-name="gr3" draw:text-style-name="P4" draw:layer="layout" svg:width="0.388cm" svg:height="0.433cm" svg:x="6.08cm" svg:y="8.908cm">
          <draw:text-box>
            <text:p text:style-name="P1"><text:span text:style-name="T7"><text:s/></text:span></text:p>
          </draw:text-box>
        </draw:frame>
        <draw:frame draw:style-name="gr3" draw:text-style-name="P4" draw:layer="layout" svg:width="0.388cm" svg:height="0.433cm" svg:x="7.351cm" svg:y="8.908cm">
          <draw:text-box>
            <text:p text:style-name="P1"><text:span text:style-name="T7"><text:s/></text:span></text:p>
          </draw:text-box>
        </draw:frame>
        <draw:frame draw:style-name="gr5" draw:text-style-name="P6" draw:layer="layout" svg:width="1.797cm" svg:height="0.412cm" svg:x="7.461cm" svg:y="8.934cm">
          <draw:text-box>
            <text:p text:style-name="P1"><text:span text:style-name="T10">(</text:span><text:span text:style-name="T10">E</text:span><text:span text:style-name="T10">x</text:span><text:span text:style-name="T10">a</text:span><text:span text:style-name="T10">m</text:span><text:span text:style-name="T10">p</text:span><text:span text:style-name="T10">l</text:span><text:span text:style-name="T10">e</text:span><text:span text:style-name="T10">)</text:span></text:p>
          </draw:text-box>
        </draw:frame>
        <draw:frame draw:style-name="gr2" draw:text-style-name="P3" draw:layer="layout" svg:width="0.422cm" svg:height="0.497cm" svg:x="8.926cm" svg:y="8.867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5.395cm" svg:height="0.433cm" svg:x="9.031cm" svg:y="8.908cm">
          <draw:text-box>
            <text:p text:style-name="P1"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/></text:span></text:p>
          </draw:text-box>
        </draw:frame>
        <draw:frame draw:style-name="gr6" draw:text-style-name="P7" draw:layer="layout" svg:width="0.494cm" svg:height="0.556cm" svg:x="14.32cm" svg:y="8.812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494cm" svg:height="0.556cm" svg:x="0.999cm" svg:y="9.426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561cm" svg:height="0.556cm" svg:x="0.999cm" svg:y="10.289cm">
          <draw:text-box>
            <text:p text:style-name="P1"><text:span text:style-name="T6"><text:s/></text:span><text:span text:style-name="T6"><text:s/></text:span><text:span text:style-name="T6"><text:s/></text:span><text:span text:style-name="T6"><text:s/></text:span></text:p>
          </draw:text-box>
        </draw:frame>
        <draw:frame draw:style-name="gr5" draw:text-style-name="P6" draw:layer="layout" svg:width="2.987cm" svg:height="0.395cm" svg:x="1.554cm" svg:y="10.42cm">
          <draw:text-box>
            <text:p text:style-name="P1"><text:span text:style-name="T4">Campus of Study: <text:s/></text:span></text:p>
          </draw:text-box>
        </draw:frame>
        <draw:frame draw:style-name="gr5" draw:text-style-name="P6" draw:layer="layout" svg:width="14.205cm" svg:height="0.395cm" svg:x="5.25cm" svg:y="10.42cm">
          <draw:text-box>
            <text:p text:style-name="P1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(</text:span><text:span text:style-name="T4">e</text:span><text:span text:style-name="T4">g</text:span><text:span text:style-name="T4"> </text:span><text:span text:style-name="T4">C</text:span><text:span text:style-name="T4">a</text:span><text:span text:style-name="T4">l</text:span><text:span text:style-name="T4">l</text:span><text:span text:style-name="T4">a</text:span><text:span text:style-name="T4">g</text:span><text:span text:style-name="T4">h</text:span><text:span text:style-name="T4">a</text:span><text:span text:style-name="T4">n</text:span><text:span text:style-name="T4">, </text:span><text:span text:style-name="T4">O</text:span><text:span text:style-name="T4">u</text:span><text:span text:style-name="T4">r</text:span><text:span text:style-name="T4">i</text:span><text:span text:style-name="T4">m</text:span><text:span text:style-name="T4">b</text:span><text:span text:style-name="T4">a</text:span><text:span text:style-name="T4">h</text:span><text:span text:style-name="T4">, </text:span><text:span text:style-name="T4">P</text:span><text:span text:style-name="T4">o</text:span><text:span text:style-name="T4">r</text:span><text:span text:style-name="T4">t </text:span><text:span text:style-name="T4">M</text:span><text:span text:style-name="T4">a</text:span><text:span text:style-name="T4">c</text:span><text:span text:style-name="T4">q</text:span><text:span text:style-name="T4">u</text:span><text:span text:style-name="T4">a</text:span><text:span text:style-name="T4">r</text:span><text:span text:style-name="T4">i</text:span><text:span text:style-name="T4">e</text:span><text:span text:style-name="T4">)</text:span></text:p>
          </draw:text-box>
        </draw:frame>
        <draw:frame draw:style-name="gr6" draw:text-style-name="P7" draw:layer="layout" svg:width="0.494cm" svg:height="0.556cm" svg:x="19.545cm" svg:y="10.289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35cm" svg:height="0.395cm" svg:x="0.999cm" svg:y="11.038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14.599cm" svg:height="0.395cm" svg:x="0.999cm" svg:y="11.444cm">
          <draw:text-box>
            <text:p text:style-name="P1"><text:span text:style-name="T4"><text:s text:c="5"/></text:span><text:span text:style-name="T4">Assessment Item Title: <text:s text:c="3"/>COMP3260A1 <text:s text:c="40"/></text:span><text:span text:style-name="T4"><text:s text:c="14"/>Due Date/Time: </text:span></text:p>
          </draw:text-box>
        </draw:frame>
        <draw:frame draw:style-name="gr5" draw:text-style-name="P6" draw:layer="layout" svg:width="0.35cm" svg:height="0.395cm" svg:x="0.999cm" svg:y="11.85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14.556cm" svg:height="0.395cm" svg:x="0.999cm" svg:y="12.253cm">
          <draw:text-box>
            <text:p text:style-name="P1"><text:span text:style-name="T4"><text:s text:c="2"/></text:span><text:span text:style-name="T4"><text:s text:c="2"/></text:span><text:span text:style-name="T4">T</text:span><text:span text:style-name="T4">u</text:span><text:span text:style-name="T4">t</text:span><text:span text:style-name="T4">o</text:span><text:span text:style-name="T4">r</text:span><text:span text:style-name="T4">i</text:span><text:span text:style-name="T4">a</text:span><text:span text:style-name="T4">l </text:span><text:span text:style-name="T4">G</text:span><text:span text:style-name="T4">r</text:span><text:span text:style-name="T4">o</text:span><text:span text:style-name="T4">u</text:span><text:span text:style-name="T4">p</text:span><text:span text:style-name="T4"> </text:span><text:span text:style-name="T4">(</text:span><text:span text:style-name="T4">I</text:span><text:span text:style-name="T4">f </text:span><text:span text:style-name="T4">a</text:span><text:span text:style-name="T4">p</text:span><text:span text:style-name="T4">p</text:span><text:span text:style-name="T4">l</text:span><text:span text:style-name="T4">i</text:span><text:span text:style-name="T4">c</text:span><text:span text:style-name="T4">a</text:span><text:span text:style-name="T4">b</text:span><text:span text:style-name="T4">l</text:span><text:span text:style-name="T4">e</text:span><text:span text:style-name="T4">)</text:span><text:span text:style-name="T4">: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W</text:span><text:span text:style-name="T4">o</text:span><text:span text:style-name="T4">r</text:span><text:span text:style-name="T4">d</text:span><text:span text:style-name="T4"> </text:span><text:span text:style-name="T4">C</text:span><text:span text:style-name="T4">o</text:span><text:span text:style-name="T4">u</text:span><text:span text:style-name="T4">n</text:span><text:span text:style-name="T4">t </text:span><text:span text:style-name="T4">(</text:span><text:span text:style-name="T4">I</text:span><text:span text:style-name="T4">f </text:span><text:span text:style-name="T4">a</text:span><text:span text:style-name="T4">p</text:span><text:span text:style-name="T4">p</text:span><text:span text:style-name="T4">l</text:span><text:span text:style-name="T4">i</text:span><text:span text:style-name="T4">c</text:span><text:span text:style-name="T4">a</text:span><text:span text:style-name="T4">b</text:span><text:span text:style-name="T4">l</text:span><text:span text:style-name="T4">e</text:span><text:span text:style-name="T4">)</text:span><text:span text:style-name="T4">: </text:span></text:p>
          </draw:text-box>
        </draw:frame>
        <draw:frame draw:style-name="gr5" draw:text-style-name="P6" draw:layer="layout" svg:width="0.35cm" svg:height="0.395cm" svg:x="0.999cm" svg:y="12.659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4.023cm" svg:height="0.395cm" svg:x="0.999cm" svg:y="13.065cm">
          <draw:text-box>
            <text:p text:style-name="P1"><text:span text:style-name="T4"><text:s text:c="4"/></text:span><text:span text:style-name="T4">Lecturer/Tutor Name: <text:s text:c="2"/></text:span></text:p>
          </draw:text-box>
        </draw:frame>
        <draw:frame draw:style-name="gr5" draw:text-style-name="P6" draw:layer="layout" svg:width="15.377cm" svg:height="0.395cm" svg:x="0.999cm" svg:y="13.755cm">
          <draw:text-box>
            <text:p text:style-name="P1"><text:span text:style-name="T4"><text:s text:c="4"/></text:span><text:span text:style-name="T4">Extension Granted: <text:s text:c="15"/></text:span><text:span text:style-name="T4"><text:s text:c="9"/>Yes <text:s text:c="13"/>No <text:s text:c="15"/></text:span><text:span text:style-name="T4"><text:s text:c="2"/>Granted Until: <text:s text:c="25"/></text:span><text:span text:style-name="T4"><text:s text:c="7"/></text:span></text:p>
          </draw:text-box>
        </draw:frame>
        <draw:frame draw:style-name="gr7" draw:text-style-name="P8" draw:layer="layout" svg:width="2.978cm" svg:height="0.319cm" svg:x="16.463cm" svg:y="13.817cm">
          <draw:text-box>
            <text:p text:style-name="P1"><text:span text:style-name="T12"><text:s text:c="37"/></text:span></text:p>
          </draw:text-box>
        </draw:frame>
        <draw:frame draw:style-name="gr5" draw:text-style-name="P6" draw:layer="layout" svg:width="0.35cm" svg:height="0.395cm" svg:x="19.368cm" svg:y="13.755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6.615cm" svg:height="0.319cm" svg:x="0.999cm" svg:y="14.435cm">
          <draw:text-box>
            <text:p text:style-name="P1"><text:span text:style-name="T12"><text:s text:c="6"/></text:span><text:span text:style-name="T12">Please attach a copy of your extension approval </text:span></text:p>
          </draw:text-box>
        </draw:frame>
        <draw:frame draw:style-name="gr7" draw:text-style-name="P8" draw:layer="layout" svg:width="18.489cm" svg:height="0.319cm" svg:x="0.999cm" svg:y="14.897cm">
          <draw:text-box>
            <text:p text:style-name="P1"><text:span text:style-name="T12"><text:s text:c="4"/></text:span><text:span text:style-name="T13">NB: <text:s text:c="2"/>STUDENTS MAY EXPECT </text:span><text:span text:style-name="T13">THAT THIS ASSIGNMENT WILL </text:span><text:span text:style-name="T13">BE RETURNED WITHIN 3 WEEKS </text:span><text:span text:style-name="T13">OF THE DUE DATE OF </text:span><text:span text:style-name="T13">SUBMISSION</text:span><text:span text:style-name="T12"> </text:span></text:p>
          </draw:text-box>
        </draw:frame>
        <draw:frame draw:style-name="gr5" draw:text-style-name="P6" draw:layer="layout" svg:width="0.35cm" svg:height="0.395cm" svg:x="0.999cm" svg:y="15.234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35cm" svg:height="0.395cm" svg:x="0.999cm" svg:y="15.636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35cm" svg:height="0.395cm" svg:x="0.999cm" svg:y="16.042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35cm" svg:height="0.395cm" svg:x="0.999cm" svg:y="16.448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35cm" svg:height="0.395cm" svg:x="0.999cm" svg:y="16.855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35cm" svg:height="0.395cm" svg:x="0.999cm" svg:y="17.261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35cm" svg:height="0.395cm" svg:x="0.999cm" svg:y="17.668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35cm" svg:height="0.395cm" svg:x="0.999cm" svg:y="18.07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16.22cm" svg:height="0.319cm" svg:x="3.222cm" svg:y="18.681cm">
          <draw:text-box>
            <text:p text:style-name="P1"><text:span text:style-name="T12">We declare that this assessment item is our own work unless otherwise acknowledged and is in accordance with the University’s </text:span></text:p>
          </draw:text-box>
        </draw:frame>
        <draw:frame draw:style-name="gr7" draw:text-style-name="P8" draw:layer="layout" svg:width="4.418cm" svg:height="0.319cm" svg:x="3.222cm" svg:y="19.024cm">
          <draw:text-box>
            <text:p text:style-name="P1"><text:span text:style-name="T14">Student Academic Integrity Policy</text:span><text:span text:style-name="T12"> (</text:span></text:p>
          </draw:text-box>
        </draw:frame>
        <draw:polygon draw:style-name="gr8" draw:text-style-name="P9" draw:layer="layout" svg:width="4.209cm" svg:height="0.021cm" svg:x="3.222cm" svg:y="19.31cm" svg:viewBox="0 0 4210 22" draw:points="0,22 4210,22 4210,0 0,0">
          <text:p/>
        </draw:polygon>
        <draw:polygon draw:style-name="gr8" draw:text-style-name="P9" draw:layer="layout" svg:width="9.493cm" svg:height="0.017cm" svg:x="7.6cm" svg:y="19.306cm" svg:viewBox="0 0 9494 18" draw:points="0,18 9494,18 9494,0 0,0">
          <text:p/>
        </draw:polygon>
        <draw:frame draw:style-name="gr7" draw:text-style-name="P8" draw:layer="layout" svg:width="10.738cm" svg:height="0.331cm" svg:x="7.601cm" svg:y="19.018cm">
          <draw:text-box>
            <text:p text:style-name="P1"><text:span text:style-name="T15">http://www.newcastle.edu.au/about-uon/governance-and-leadership/policy-</text:span></text:p>
          </draw:text-box>
        </draw:frame>
        <draw:polygon draw:style-name="gr8" draw:text-style-name="P9" draw:layer="layout" svg:width="5.694cm" svg:height="0.017cm" svg:x="3.222cm" svg:y="19.653cm" svg:viewBox="0 0 5695 18" draw:points="0,18 5695,18 5695,0 0,0">
          <text:p/>
        </draw:polygon>
        <draw:polygon draw:style-name="gr9" draw:text-style-name="P10" draw:layer="layout" svg:width="0.11cm" svg:height="0.017cm" svg:x="8.917cm" svg:y="19.653cm" svg:viewBox="0 0 111 18" draw:points="0,18 111,18 111,0 0,0">
          <text:p/>
        </draw:polygon>
        <draw:frame draw:style-name="gr7" draw:text-style-name="P8" draw:layer="layout" svg:width="6.847cm" svg:height="0.331cm" svg:x="3.222cm" svg:y="19.365cm">
          <draw:text-box>
            <text:p text:style-name="P1"><text:span text:style-name="T15">library/document?RecordNumber=D09/1899P</text:span><text:span text:style-name="T16">)</text:span><text:span text:style-name="T17"> <text:s/></text:span></text:p>
          </draw:text-box>
        </draw:frame>
        <draw:frame draw:style-name="gr7" draw:text-style-name="P8" draw:layer="layout" svg:width="16.292cm" svg:height="0.319cm" svg:x="3.222cm" svg:y="19.689cm">
          <draw:text-box>
            <text:p text:style-name="P1"><text:span text:style-name="T12">We certify that this assessment item has not been submitted previously for academic credit in this or any other course. We certify </text:span></text:p>
          </draw:text-box>
        </draw:frame>
        <draw:frame draw:style-name="gr7" draw:text-style-name="P8" draw:layer="layout" svg:width="16.334cm" svg:height="0.319cm" svg:x="3.222cm" svg:y="20.015cm">
          <draw:text-box>
            <text:p text:style-name="P1"><text:span text:style-name="T12">that we have not given a copy or have shown a copy of this assessment item to another student enrolled in the course, other than </text:span></text:p>
          </draw:text-box>
        </draw:frame>
        <draw:frame draw:style-name="gr7" draw:text-style-name="P8" draw:layer="layout" svg:width="2.987cm" svg:height="0.319cm" svg:x="3.222cm" svg:y="20.338cm">
          <draw:text-box>
            <text:p text:style-name="P1"><text:span text:style-name="T12">members of this group. </text:span></text:p>
          </draw:text-box>
        </draw:frame>
        <draw:frame draw:style-name="gr7" draw:text-style-name="P8" draw:layer="layout" svg:width="13.345cm" svg:height="0.319cm" svg:x="3.222cm" svg:y="20.803cm">
          <draw:text-box>
            <text:p text:style-name="P1"><text:span text:style-name="T12">We acknowledge that the assessor of this assignment may, for the purpose of assessing this assignment: </text:span></text:p>
          </draw:text-box>
        </draw:frame>
        <draw:frame draw:style-name="gr7" draw:text-style-name="P8" draw:layer="layout" svg:width="0.283cm" svg:height="0.283cm" svg:x="3.222cm" svg:y="21.211cm">
          <draw:text-box>
            <text:p text:style-name="P1"><text:span text:style-name="T18"></text:span></text:p>
          </draw:text-box>
        </draw:frame>
        <draw:frame draw:style-name="gr7" draw:text-style-name="P8" draw:layer="layout" svg:width="0.283cm" svg:height="0.319cm" svg:x="3.354cm" svg:y="21.151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11.906cm" svg:height="0.319cm" svg:x="3.54cm" svg:y="21.151cm">
          <draw:text-box>
            <text:p text:style-name="P1"><text:span text:style-name="T12">Reproduce this assessment item and provide a copy to another member of the Faculty; and/or </text:span></text:p>
          </draw:text-box>
        </draw:frame>
        <draw:frame draw:style-name="gr7" draw:text-style-name="P8" draw:layer="layout" svg:width="0.283cm" svg:height="0.283cm" svg:x="3.222cm" svg:y="21.554cm">
          <draw:text-box>
            <text:p text:style-name="P1"><text:span text:style-name="T18"></text:span></text:p>
          </draw:text-box>
        </draw:frame>
        <draw:frame draw:style-name="gr7" draw:text-style-name="P8" draw:layer="layout" svg:width="0.283cm" svg:height="0.319cm" svg:x="3.354cm" svg:y="21.493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15.945cm" svg:height="0.319cm" svg:x="3.54cm" svg:y="21.493cm">
          <draw:text-box>
            <text:p text:style-name="P1"><text:span text:style-name="T12">Communicate a copy of this assessment item to a plagiarism checking service (which may then retain a copy of the item on its </text:span></text:p>
          </draw:text-box>
        </draw:frame>
        <draw:frame draw:style-name="gr7" draw:text-style-name="P8" draw:layer="layout" svg:width="7.101cm" svg:height="0.319cm" svg:x="3.222cm" svg:y="21.815cm">
          <draw:text-box>
            <text:p text:style-name="P1"><text:span text:style-name="T12">database for the purpose of future plagiarism checking). </text:span></text:p>
          </draw:text-box>
        </draw:frame>
        <draw:frame draw:style-name="gr7" draw:text-style-name="P8" draw:layer="layout" svg:width="0.283cm" svg:height="0.283cm" svg:x="3.222cm" svg:y="22.222cm">
          <draw:text-box>
            <text:p text:style-name="P1"><text:span text:style-name="T18"></text:span></text:p>
          </draw:text-box>
        </draw:frame>
        <draw:frame draw:style-name="gr7" draw:text-style-name="P8" draw:layer="layout" svg:width="0.283cm" svg:height="0.319cm" svg:x="3.354cm" svg:y="22.162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8.464cm" svg:height="0.319cm" svg:x="3.54cm" svg:y="22.162cm">
          <draw:text-box>
            <text:p text:style-name="P1"><text:span text:style-name="T12">Submit the assessment item to other forms of plagiarism checking. </text:span></text:p>
          </draw:text-box>
        </draw:frame>
        <draw:frame draw:style-name="gr7" draw:text-style-name="P8" draw:layer="layout" svg:width="0.283cm" svg:height="0.319cm" svg:x="3.222cm" svg:y="22.484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16.643cm" svg:height="0.319cm" svg:x="3.222cm" svg:y="22.81cm">
          <draw:text-box>
            <text:p text:style-name="P1"><text:span text:style-name="T12">We certify that any electronic version of this assessment item that we have submitted or will submit is identical to this paper version. </text:span></text:p>
          </draw:text-box>
        </draw:frame>
        <draw:frame draw:style-name="gr7" draw:text-style-name="P8" draw:layer="layout" svg:width="0.283cm" svg:height="0.319cm" svg:x="3.222cm" svg:y="23.136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1.471cm" svg:height="0.319cm" svg:x="3.222cm" svg:y="23.458cm">
          <draw:text-box>
            <text:p text:style-name="P1"><text:span text:style-name="T12">Turnitin ID: </text:span></text:p>
          </draw:text-box>
        </draw:frame>
        <draw:frame draw:style-name="gr7" draw:text-style-name="P8" draw:layer="layout" svg:width="1.767cm" svg:height="0.319cm" svg:x="3.222cm" svg:y="23.784cm">
          <draw:text-box>
            <text:p text:style-name="P1"><text:span text:style-name="T12">(if applicable) </text:span></text:p>
          </draw:text-box>
        </draw:frame>
        <draw:frame draw:style-name="gr7" draw:text-style-name="P8" draw:layer="layout" svg:width="0.283cm" svg:height="0.319cm" svg:x="3.222cm" svg:y="24.11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0.283cm" svg:height="0.319cm" svg:x="3.222cm" svg:y="24.431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1.374cm" svg:height="0.319cm" svg:x="3.222cm" svg:y="24.757cm">
          <draw:text-box>
            <text:p text:style-name="P1"><text:span text:style-name="T12">Signature: </text:span></text:p>
          </draw:text-box>
        </draw:frame>
        <draw:frame draw:style-name="gr7" draw:text-style-name="P8" draw:layer="layout" svg:width="14.416cm" svg:height="0.319cm" svg:x="4.81cm" svg:y="24.757cm">
          <draw:text-box>
            <text:p text:style-name="P1"><text:span text:style-name="T12"><text:s text:c="5"/></text:span><text:span text:style-name="T12">_____________________________________________________________ <text:s text:c="4"/>Date: ___________________ <text:s text:c="3"/></text:span></text:p>
          </draw:text-box>
        </draw:frame>
        <draw:frame draw:style-name="gr7" draw:text-style-name="P8" draw:layer="layout" svg:width="0.283cm" svg:height="0.319cm" svg:x="3.222cm" svg:y="25.083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1.374cm" svg:height="0.319cm" svg:x="3.222cm" svg:y="25.405cm">
          <draw:text-box>
            <text:p text:style-name="P1"><text:span text:style-name="T12">Signature: </text:span></text:p>
          </draw:text-box>
        </draw:frame>
        <draw:frame draw:style-name="gr7" draw:text-style-name="P8" draw:layer="layout" svg:width="14.416cm" svg:height="0.319cm" svg:x="4.81cm" svg:y="25.405cm">
          <draw:text-box>
            <text:p text:style-name="P1"><text:span text:style-name="T12"><text:s text:c="5"/></text:span><text:span text:style-name="T12">_____________________________________________________________ <text:s text:c="4"/>Date: ___________________ <text:s text:c="3"/></text:span></text:p>
          </draw:text-box>
        </draw:frame>
        <draw:frame draw:style-name="gr7" draw:text-style-name="P8" draw:layer="layout" svg:width="0.283cm" svg:height="0.319cm" svg:x="3.222cm" svg:y="25.731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1.374cm" svg:height="0.319cm" svg:x="3.222cm" svg:y="26.057cm">
          <draw:text-box>
            <text:p text:style-name="P1"><text:span text:style-name="T12">Signature: </text:span></text:p>
          </draw:text-box>
        </draw:frame>
        <draw:frame draw:style-name="gr7" draw:text-style-name="P8" draw:layer="layout" svg:width="14.416cm" svg:height="0.319cm" svg:x="4.81cm" svg:y="26.057cm">
          <draw:text-box>
            <text:p text:style-name="P1"><text:span text:style-name="T12"><text:s text:c="5"/></text:span><text:span text:style-name="T12">_____________________________________________________________ <text:s text:c="4"/>Date: ___________________ <text:s text:c="3"/></text:span></text:p>
          </draw:text-box>
        </draw:frame>
        <draw:frame draw:style-name="gr7" draw:text-style-name="P8" draw:layer="layout" svg:width="0.283cm" svg:height="0.319cm" svg:x="3.222cm" svg:y="26.379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1.374cm" svg:height="0.319cm" svg:x="3.222cm" svg:y="26.705cm">
          <draw:text-box>
            <text:p text:style-name="P1"><text:span text:style-name="T12">Signature: </text:span></text:p>
          </draw:text-box>
        </draw:frame>
        <draw:frame draw:style-name="gr7" draw:text-style-name="P8" draw:layer="layout" svg:width="14.416cm" svg:height="0.319cm" svg:x="4.81cm" svg:y="26.705cm">
          <draw:text-box>
            <text:p text:style-name="P1"><text:span text:style-name="T12"><text:s text:c="5"/></text:span><text:span text:style-name="T12">_____________________________________________________________ <text:s text:c="4"/>Date: ___________________ <text:s text:c="3"/></text:span></text:p>
          </draw:text-box>
        </draw:frame>
        <draw:frame draw:style-name="gr7" draw:text-style-name="P8" draw:layer="layout" svg:width="0.283cm" svg:height="0.319cm" svg:x="3.222cm" svg:y="27.031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1.374cm" svg:height="0.319cm" svg:x="3.222cm" svg:y="27.353cm">
          <draw:text-box>
            <text:p text:style-name="P1"><text:span text:style-name="T12">Signature: </text:span></text:p>
          </draw:text-box>
        </draw:frame>
        <draw:frame draw:style-name="gr7" draw:text-style-name="P8" draw:layer="layout" svg:width="14.336cm" svg:height="0.319cm" svg:x="4.81cm" svg:y="27.353cm">
          <draw:text-box>
            <text:p text:style-name="P1"><text:span text:style-name="T12"><text:s text:c="5"/></text:span><text:span text:style-name="T12">_____________________________________________________________ <text:s text:c="4"/>Date: ___________________ <text:s text:c="2"/></text:span></text:p>
          </draw:text-box>
        </draw:frame>
        <draw:frame draw:style-name="gr7" draw:text-style-name="P8" draw:layer="layout" svg:width="0.283cm" svg:height="0.319cm" svg:x="3.222cm" svg:y="27.679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0.283cm" svg:height="0.319cm" svg:x="11.454cm" svg:y="28.001cm">
          <draw:text-box>
            <text:p text:style-name="P1"><text:span text:style-name="T12"><text:s/></text:span></text:p>
          </draw:text-box>
        </draw:frame>
        <draw:frame draw:style-name="gr10" draw:text-style-name="P11" draw:layer="layout" svg:width="18.102cm" svg:height="0.727cm" svg:x="1.423cm" svg:y="1.268cm">
          <draw:image xlink:href="Pictures/10000000000005910000003B8AF40C24668977FD.jpg" xlink:type="simple" xlink:show="embed" xlink:actuate="onLoad">
            <text:p/>
          </draw:image>
        </draw:frame>
        <draw:polygon draw:style-name="gr11" draw:text-style-name="P12" draw:layer="layout" svg:width="0.635cm" svg:height="0.612cm" svg:x="1.635cm" svg:y="2.906cm" svg:viewBox="0 0 636 613" draw:points="0,613 636,613 636,0 0,0">
          <text:p><text:span text:style-name="T19"><text:s/></text:span></text:p>
        </draw:polygon>
        <draw:frame draw:style-name="gr2" draw:text-style-name="P3" draw:layer="layout" svg:width="0.422cm" svg:height="0.475cm" svg:x="19.528cm" svg:y="1.615cm">
          <draw:text-box>
            <text:p text:style-name="P1"><text:span text:style-name="T8"><text:s/></text:span></text:p>
          </draw:text-box>
        </draw:frame>
        <draw:polygon draw:style-name="gr12" draw:text-style-name="P13" draw:layer="layout" svg:width="0.635cm" svg:height="0.612cm" svg:x="2.27cm" svg:y="2.906cm" svg:viewBox="0 0 636 613" draw:points="0,613 636,613 636,0 0,0">
          <text:p/>
        </draw:polygon>
        <draw:polygon draw:style-name="gr12" draw:text-style-name="P13" draw:layer="layout" svg:width="0.635cm" svg:height="0.612cm" svg:x="2.905cm" svg:y="2.906cm" svg:viewBox="0 0 636 613" draw:points="0,613 636,613 636,0 0,0">
          <text:p/>
        </draw:polygon>
        <draw:polygon draw:style-name="gr12" draw:text-style-name="P13" draw:layer="layout" svg:width="0.635cm" svg:height="0.612cm" svg:x="3.54cm" svg:y="2.906cm" svg:viewBox="0 0 636 613" draw:points="0,613 636,613 636,0 0,0">
          <text:p/>
        </draw:polygon>
        <draw:frame draw:style-name="gr2" draw:text-style-name="P3" draw:layer="layout" svg:width="0.422cm" svg:height="0.475cm" svg:x="3.222cm" svg:y="3.055cm">
          <draw:text-box>
            <text:p text:style-name="P1"><text:span text:style-name="T8"><text:s/></text:span></text:p>
          </draw:text-box>
        </draw:frame>
        <draw:polygon draw:style-name="gr12" draw:text-style-name="P13" draw:layer="layout" svg:width="0.635cm" svg:height="0.612cm" svg:x="4.175cm" svg:y="2.906cm" svg:viewBox="0 0 636 613" draw:points="0,613 636,613 636,0 0,0">
          <text:p/>
        </draw:polygon>
        <draw:frame draw:style-name="gr2" draw:text-style-name="P3" draw:layer="layout" svg:width="0.422cm" svg:height="0.475cm" svg:x="3.857cm" svg:y="3.055cm">
          <draw:text-box>
            <text:p text:style-name="P1"><text:span text:style-name="T8"><text:s/></text:span></text:p>
          </draw:text-box>
        </draw:frame>
        <draw:polygon draw:style-name="gr12" draw:text-style-name="P13" draw:layer="layout" svg:width="0.635cm" svg:height="0.612cm" svg:x="4.81cm" svg:y="2.906cm" svg:viewBox="0 0 636 613" draw:points="0,613 636,613 636,0 0,0">
          <text:p/>
        </draw:polygon>
        <draw:frame draw:style-name="gr2" draw:text-style-name="P3" draw:layer="layout" svg:width="0.422cm" svg:height="0.475cm" svg:x="4.492cm" svg:y="3.055cm">
          <draw:text-box>
            <text:p text:style-name="P1"><text:span text:style-name="T8"><text:s/></text:span></text:p>
          </draw:text-box>
        </draw:frame>
        <draw:polygon draw:style-name="gr12" draw:text-style-name="P13" draw:layer="layout" svg:width="0.635cm" svg:height="0.612cm" svg:x="5.445cm" svg:y="2.906cm" svg:viewBox="0 0 636 613" draw:points="0,613 636,613 636,0 0,0">
          <text:p/>
        </draw:polygon>
        <draw:frame draw:style-name="gr2" draw:text-style-name="P3" draw:layer="layout" svg:width="0.422cm" svg:height="0.475cm" svg:x="5.127cm" svg:y="3.055cm">
          <draw:text-box>
            <text:p text:style-name="P1"><text:span text:style-name="T8"><text:s/></text:span></text:p>
          </draw:text-box>
        </draw:frame>
        <draw:polygon draw:style-name="gr11" draw:text-style-name="P12" draw:layer="layout" svg:width="0.635cm" svg:height="0.635cm" svg:x="7.985cm" svg:y="13.794cm" svg:viewBox="0 0 636 636" draw:points="0,636 636,636 636,0 0,0">
          <text:p><text:span text:style-name="T19">X</text:span></text:p>
        </draw:polygon>
        <draw:frame draw:style-name="gr2" draw:text-style-name="P3" draw:layer="layout" svg:width="0.422cm" svg:height="0.475cm" svg:x="5.762cm" svg:y="3.055cm">
          <draw:text-box>
            <text:p text:style-name="P1"><text:span text:style-name="T8"><text:s/></text:span></text:p>
          </draw:text-box>
        </draw:frame>
        <draw:polygon draw:style-name="gr12" draw:text-style-name="P13" draw:layer="layout" svg:width="18.203cm" svg:height="3.175cm" svg:x="1.423cm" svg:y="15.304cm" svg:viewBox="0 0 18204 3176" draw:points="0,3176 18204,3176 18204,0 0,0">
          <text:p/>
        </draw:polygon>
        <draw:frame draw:style-name="gr2" draw:text-style-name="P3" draw:layer="layout" svg:width="0.422cm" svg:height="0.475cm" svg:x="8.303cm" svg:y="13.944cm">
          <draw:text-box>
            <text:p text:style-name="P1"><text:span text:style-name="T2"><text:s/></text:span></text:p>
          </draw:text-box>
        </draw:frame>
        <draw:frame draw:style-name="gr7" draw:text-style-name="P8" draw:layer="layout" svg:width="3.854cm" svg:height="0.319cm" svg:x="1.689cm" svg:y="15.515cm">
          <draw:text-box>
            <text:p text:style-name="P1"><text:span text:style-name="T13">P</text:span><text:span text:style-name="T13">l</text:span><text:span text:style-name="T13">e</text:span><text:span text:style-name="T13">a</text:span><text:span text:style-name="T13">s</text:span><text:span text:style-name="T13">e</text:span><text:span text:style-name="T13"> </text:span><text:span text:style-name="T13">t</text:span><text:span text:style-name="T13">i</text:span><text:span text:style-name="T13">c</text:span><text:span text:style-name="T13">k</text:span><text:span text:style-name="T13"> </text:span><text:span text:style-name="T13">b</text:span><text:span text:style-name="T13">o</text:span><text:span text:style-name="T13">x</text:span><text:span text:style-name="T13"> </text:span><text:span text:style-name="T13">i</text:span><text:span text:style-name="T13">f </text:span><text:span text:style-name="T13">a</text:span><text:span text:style-name="T13">p</text:span><text:span text:style-name="T13">p</text:span><text:span text:style-name="T13">l</text:span><text:span text:style-name="T13">i</text:span><text:span text:style-name="T13">c</text:span><text:span text:style-name="T13">a</text:span><text:span text:style-name="T13">b</text:span><text:span text:style-name="T13">l</text:span><text:span text:style-name="T13">e</text:span><text:span text:style-name="T13"> </text:span></text:p>
          </draw:text-box>
        </draw:frame>
        <draw:frame draw:style-name="gr2" draw:text-style-name="P3" draw:layer="layout" svg:width="0.422cm" svg:height="0.471cm" svg:x="1.689cm" svg:y="15.932cm">
          <draw:text-box>
            <text:p text:style-name="P1"><text:span text:style-name="T20"><text:s/></text:span></text:p>
          </draw:text-box>
        </draw:frame>
        <draw:frame draw:style-name="gr7" draw:text-style-name="P8" draw:layer="layout" svg:width="16.804cm" svg:height="0.319cm" svg:x="2.325cm" svg:y="16.053cm">
          <draw:text-box>
            <text:p text:style-name="P1"><text:span text:style-name="T21">S</text:span><text:span text:style-name="T21">t</text:span><text:span text:style-name="T21">u</text:span><text:span text:style-name="T21">d</text:span><text:span text:style-name="T21">e</text:span><text:span text:style-name="T21">n</text:span><text:span text:style-name="T21">t</text:span><text:span text:style-name="T21">s</text:span><text:span text:style-name="T21"> </text:span><text:span text:style-name="T21">w</text:span><text:span text:style-name="T21">i</text:span><text:span text:style-name="T21">t</text:span><text:span text:style-name="T21">h</text:span><text:span text:style-name="T21">i</text:span><text:span text:style-name="T21">n</text:span><text:span text:style-name="T21"> </text:span><text:span text:style-name="T21">t</text:span><text:span text:style-name="T21">h</text:span><text:span text:style-name="T21">e</text:span><text:span text:style-name="T21"> </text:span><text:span text:style-name="T21">F</text:span><text:span text:style-name="T21">a</text:span><text:span text:style-name="T21">c</text:span><text:span text:style-name="T21">u</text:span><text:span text:style-name="T21">l</text:span><text:span text:style-name="T21">t</text:span><text:span text:style-name="T21">y</text:span><text:span text:style-name="T21"> </text:span><text:span text:style-name="T21">o</text:span><text:span text:style-name="T21">f </text:span><text:span text:style-name="T21">B</text:span><text:span text:style-name="T21">u</text:span><text:span text:style-name="T21">s</text:span><text:span text:style-name="T21">i</text:span><text:span text:style-name="T21">n</text:span><text:span text:style-name="T21">e</text:span><text:span text:style-name="T21">s</text:span><text:span text:style-name="T21">s</text:span><text:span text:style-name="T21"> </text:span><text:span text:style-name="T21">a</text:span><text:span text:style-name="T21">n</text:span><text:span text:style-name="T21">d</text:span><text:span text:style-name="T21"> </text:span><text:span text:style-name="T21">L</text:span><text:span text:style-name="T21">a</text:span><text:span text:style-name="T21">w</text:span><text:span text:style-name="T21">, </text:span><text:span text:style-name="T21">F</text:span><text:span text:style-name="T21">a</text:span><text:span text:style-name="T21">c</text:span><text:span text:style-name="T21">u</text:span><text:span text:style-name="T21">l</text:span><text:span text:style-name="T21">t</text:span><text:span text:style-name="T21">y</text:span><text:span text:style-name="T21"> </text:span><text:span text:style-name="T21">o</text:span><text:span text:style-name="T21">f </text:span><text:span text:style-name="T21">S</text:span><text:span text:style-name="T21">c</text:span><text:span text:style-name="T21">i</text:span><text:span text:style-name="T21">e</text:span><text:span text:style-name="T21">n</text:span><text:span text:style-name="T21">c</text:span><text:span text:style-name="T21">e</text:span><text:span text:style-name="T21">, </text:span><text:span text:style-name="T21">F</text:span><text:span text:style-name="T21">a</text:span><text:span text:style-name="T21">c</text:span><text:span text:style-name="T21">u</text:span><text:span text:style-name="T21">l</text:span><text:span text:style-name="T21">t</text:span><text:span text:style-name="T21">y</text:span><text:span text:style-name="T21"> </text:span><text:span text:style-name="T21">o</text:span><text:span text:style-name="T21">f </text:span><text:span text:style-name="T21">E</text:span><text:span text:style-name="T21">n</text:span><text:span text:style-name="T21">g</text:span><text:span text:style-name="T21">i</text:span><text:span text:style-name="T21">n</text:span><text:span text:style-name="T21">e</text:span><text:span text:style-name="T21">e</text:span><text:span text:style-name="T21">r</text:span><text:span text:style-name="T21">i</text:span><text:span text:style-name="T21">n</text:span><text:span text:style-name="T21">g</text:span><text:span text:style-name="T21"> </text:span><text:span text:style-name="T21">a</text:span><text:span text:style-name="T21">n</text:span><text:span text:style-name="T21">d</text:span><text:span text:style-name="T21"> </text:span><text:span text:style-name="T21">B</text:span><text:span text:style-name="T21">u</text:span><text:span text:style-name="T21">il</text:span><text:span text:style-name="T21">t </text:span><text:span text:style-name="T21">E</text:span><text:span text:style-name="T21">n</text:span><text:span text:style-name="T21">v</text:span><text:span text:style-name="T21">i</text:span><text:span text:style-name="T21">r</text:span><text:span text:style-name="T21">o</text:span><text:span text:style-name="T21">n</text:span><text:span text:style-name="T21">m</text:span><text:span text:style-name="T21">e</text:span><text:span text:style-name="T21">n</text:span><text:span text:style-name="T21">t </text:span><text:span text:style-name="T21">a</text:span><text:span text:style-name="T21">n</text:span><text:span text:style-name="T21">d</text:span><text:span text:style-name="T21"> </text:span><text:span text:style-name="T21">t</text:span><text:span text:style-name="T21">h</text:span><text:span text:style-name="T21">e</text:span><text:span text:style-name="T21"> </text:span><text:span text:style-name="T21">S</text:span><text:span text:style-name="T21">c</text:span><text:span text:style-name="T21">h</text:span><text:span text:style-name="T21">o</text:span><text:span text:style-name="T21">o</text:span><text:span text:style-name="T21">l </text:span><text:span text:style-name="T21">o</text:span><text:span text:style-name="T21">f </text:span></text:p>
          </draw:text-box>
        </draw:frame>
        <draw:frame draw:style-name="gr7" draw:text-style-name="P8" draw:layer="layout" svg:width="15.754cm" svg:height="0.319cm" svg:x="2.325cm" svg:y="16.379cm">
          <draw:text-box>
            <text:p text:style-name="P1"><text:span text:style-name="T21">Nur</text:span><text:span text:style-name="T21">sing </text:span><text:span text:style-name="T21">and </text:span><text:span text:style-name="T21">Mid</text:span><text:span text:style-name="T21">wifer</text:span><text:span text:style-name="T21">y: </text:span><text:span text:style-name="T12">We </text:span><text:span text:style-name="T12">verif</text:span><text:span text:style-name="T12">y </text:span><text:span text:style-name="T12">that </text:span><text:span text:style-name="T12">we </text:span><text:span text:style-name="T12">hav</text:span><text:span text:style-name="T12">e </text:span><text:span text:style-name="T12">com</text:span><text:span text:style-name="T12">plete</text:span><text:span text:style-name="T12">d </text:span><text:span text:style-name="T12">the </text:span><text:span text:style-name="T12">onlin</text:span><text:span text:style-name="T12">e </text:span><text:span text:style-name="T12">Aca</text:span><text:span text:style-name="T12">demi</text:span><text:span text:style-name="T12">c </text:span><text:span text:style-name="T12">Inte</text:span><text:span text:style-name="T12">grity </text:span><text:span text:style-name="T12">Mod</text:span><text:span text:style-name="T12">ule </text:span><text:span text:style-name="T12">and </text:span><text:span text:style-name="T12">adh</text:span><text:span text:style-name="T12">ered </text:span><text:span text:style-name="T12">to its </text:span><text:span text:style-name="T12">prin</text:span><text:span text:style-name="T12">ciple</text:span><text:span text:style-name="T12">s. </text:span></text:p>
          </draw:text-box>
        </draw:frame>
        <draw:frame draw:style-name="gr7" draw:text-style-name="P8" draw:layer="layout" svg:width="16.25cm" svg:height="0.319cm" svg:x="2.325cm" svg:y="16.916cm">
          <draw:text-box>
            <text:p text:style-name="P1"><text:span text:style-name="T21">S</text:span><text:span text:style-name="T21">t</text:span><text:span text:style-name="T21">u</text:span><text:span text:style-name="T21">d</text:span><text:span text:style-name="T21">e</text:span><text:span text:style-name="T21">n</text:span><text:span text:style-name="T21">t</text:span><text:span text:style-name="T21">s</text:span><text:span text:style-name="T21"> </text:span><text:span text:style-name="T21">w</text:span><text:span text:style-name="T21">i</text:span><text:span text:style-name="T21">t</text:span><text:span text:style-name="T21">h</text:span><text:span text:style-name="T21">i</text:span><text:span text:style-name="T21">n</text:span><text:span text:style-name="T21"> </text:span><text:span text:style-name="T21">t</text:span><text:span text:style-name="T21">h</text:span><text:span text:style-name="T21">e</text:span><text:span text:style-name="T21"> </text:span><text:span text:style-name="T21">S</text:span><text:span text:style-name="T21">c</text:span><text:span text:style-name="T21">h</text:span><text:span text:style-name="T21">o</text:span><text:span text:style-name="T21">o</text:span><text:span text:style-name="T21">l </text:span><text:span text:style-name="T21">o</text:span><text:span text:style-name="T21">f </text:span><text:span text:style-name="T21">E</text:span><text:span text:style-name="T21">d</text:span><text:span text:style-name="T21">u</text:span><text:span text:style-name="T21">c</text:span><text:span text:style-name="T21">a</text:span><text:span text:style-name="T21">t</text:span><text:span text:style-name="T21">i</text:span><text:span text:style-name="T21">o</text:span><text:span text:style-name="T21">n</text:span><text:span text:style-name="T21">: </text:span><text:span text:style-name="T12">W</text:span><text:span text:style-name="T12">e</text:span><text:span text:style-name="T12"> </text:span><text:span text:style-name="T12">u</text:span><text:span text:style-name="T12">n</text:span><text:span text:style-name="T12">d</text:span><text:span text:style-name="T12">e</text:span><text:span text:style-name="T12">r</text:span><text:span text:style-name="T12">s</text:span><text:span text:style-name="T12">t</text:span><text:span text:style-name="T12">a</text:span><text:span text:style-name="T12">n</text:span><text:span text:style-name="T12">d</text:span><text:span text:style-name="T12"> </text:span><text:span text:style-name="T12">t</text:span><text:span text:style-name="T12">h</text:span><text:span text:style-name="T12">a</text:span><text:span text:style-name="T12">t </text:span><text:span text:style-name="T12">a</text:span><text:span text:style-name="T12"> </text:span><text:span text:style-name="T12">m</text:span><text:span text:style-name="T12">i</text:span><text:span text:style-name="T12">n</text:span><text:span text:style-name="T12">i</text:span><text:span text:style-name="T12">m</text:span><text:span text:style-name="T12">u</text:span><text:span text:style-name="T12">m</text:span><text:span text:style-name="T12"> </text:span><text:span text:style-name="T12">s</text:span><text:span text:style-name="T12">t</text:span><text:span text:style-name="T12">a</text:span><text:span text:style-name="T12">n</text:span><text:span text:style-name="T12">d</text:span><text:span text:style-name="T12">a</text:span><text:span text:style-name="T12">r</text:span><text:span text:style-name="T12">d</text:span><text:span text:style-name="T12"> </text:span><text:span text:style-name="T12">o</text:span><text:span text:style-name="T12">f </text:span><text:span text:style-name="T12">c</text:span><text:span text:style-name="T12">o</text:span><text:span text:style-name="T12">r</text:span><text:span text:style-name="T12">r</text:span><text:span text:style-name="T12">e</text:span><text:span text:style-name="T12">c</text:span><text:span text:style-name="T12">t </text:span><text:span text:style-name="T12">r</text:span><text:span text:style-name="T12">e</text:span><text:span text:style-name="T12">f</text:span><text:span text:style-name="T12">e</text:span><text:span text:style-name="T12">r</text:span><text:span text:style-name="T12">e</text:span><text:span text:style-name="T12">n</text:span><text:span text:style-name="T12">c</text:span><text:span text:style-name="T12">i</text:span><text:span text:style-name="T12">n</text:span><text:span text:style-name="T12">g</text:span><text:span text:style-name="T12"> </text:span><text:span text:style-name="T12">a</text:span><text:span text:style-name="T12">n</text:span><text:span text:style-name="T12">d</text:span><text:span text:style-name="T12"> </text:span><text:span text:style-name="T12">a</text:span><text:span text:style-name="T12">c</text:span><text:span text:style-name="T12">a</text:span><text:span text:style-name="T12">d</text:span><text:span text:style-name="T12">e</text:span><text:span text:style-name="T12">m</text:span><text:span text:style-name="T12">i</text:span><text:span text:style-name="T12">c</text:span><text:span text:style-name="T12"> </text:span><text:span text:style-name="T12">li</text:span><text:span text:style-name="T12">t</text:span><text:span text:style-name="T12">e</text:span><text:span text:style-name="T12">r</text:span><text:span text:style-name="T12">a</text:span><text:span text:style-name="T12">c</text:span><text:span text:style-name="T12">y</text:span><text:span text:style-name="T12"> </text:span><text:span text:style-name="T12">i</text:span><text:span text:style-name="T12">s</text:span><text:span text:style-name="T12"> </text:span></text:p>
          </draw:text-box>
        </draw:frame>
        <draw:frame draw:style-name="gr7" draw:text-style-name="P8" draw:layer="layout" svg:width="16.978cm" svg:height="0.319cm" svg:x="2.325cm" svg:y="17.238cm">
          <draw:text-box>
            <text:p text:style-name="P1"><text:span text:style-name="T12">required to pass all written assignments in the School of Education; and we have read and understood the School of Education </text:span><text:span text:style-name="T21">Course </text:span></text:p>
          </draw:text-box>
        </draw:frame>
        <draw:frame draw:style-name="gr7" draw:text-style-name="P8" draw:layer="layout" svg:width="14.099cm" svg:height="0.319cm" svg:x="2.325cm" svg:y="17.572cm">
          <draw:text-box>
            <text:p text:style-name="P1"><text:span text:style-name="T21">Outline Policy Supplement,</text:span><text:span text:style-name="T12"> which includes important information related to assessment policies and procedures.</text:span></text:p>
          </draw:text-box>
        </draw:frame>
        <draw:polygon draw:style-name="gr12" draw:text-style-name="P13" draw:layer="layout" svg:width="14.181cm" svg:height="0.783cm" svg:x="5.445cm" svg:y="23.441cm" svg:viewBox="0 0 14182 784" draw:points="0,784 14182,784 14182,0 0,0">
          <text:p/>
        </draw:polygon>
        <draw:frame draw:style-name="gr7" draw:text-style-name="P8" draw:layer="layout" svg:width="0.283cm" svg:height="0.314cm" svg:x="15.95cm" svg:y="17.576cm">
          <draw:text-box>
            <text:p text:style-name="P1"><text:span text:style-name="T22"><text:s/></text:span></text:p>
          </draw:text-box>
        </draw:frame>
        <draw:polygon draw:style-name="gr11" draw:text-style-name="P12" draw:layer="layout" svg:width="12.065cm" svg:height="0.635cm" svg:x="7.561cm" svg:y="8.159cm" svg:viewBox="0 0 12066 636" draw:points="0,636 12066,636 12066,0 0,0">
          <text:p><text:span text:style-name="T19"><text:s/></text:span><text:span text:style-name="T19">Data Security</text:span></text:p>
        </draw:polygon>
        <draw:frame draw:style-name="gr2" draw:text-style-name="P3" draw:layer="layout" svg:width="0.422cm" svg:height="0.475cm" svg:x="12.537cm" svg:y="23.59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75cm" svg:x="13.596cm" svg:y="8.304cm">
          <draw:text-box>
            <text:p text:style-name="P1"><text:span text:style-name="T8"><text:s/></text:span></text:p>
          </draw:text-box>
        </draw:frame>
        <draw:polygon draw:style-name="gr12" draw:text-style-name="P13" draw:layer="layout" svg:width="0.635cm" svg:height="0.635cm" svg:x="6.08cm" svg:y="13.794cm" svg:viewBox="0 0 636 636" draw:points="0,636 636,636 636,0 0,0">
          <text:p/>
        </draw:polygon>
        <draw:frame draw:style-name="gr5" draw:text-style-name="P6" draw:layer="layout" svg:width="0.35cm" svg:height="0.39cm" svg:x="7.829cm" svg:y="8.79cm">
          <draw:text-box>
            <text:p text:style-name="P1"><text:span text:style-name="T23"><text:s/></text:span></text:p>
          </draw:text-box>
        </draw:frame>
        <draw:polygon draw:style-name="gr13" draw:text-style-name="P13" draw:layer="layout" svg:width="1.905cm" svg:height="10.544cm" svg:x="1cm" svg:y="18.733cm" svg:viewBox="0 0 1906 10545" draw:points="0,10545 1906,10545 1906,0 0,0">
          <text:p/>
        </draw:polygon>
        <draw:frame draw:style-name="gr2" draw:text-style-name="P3" draw:layer="layout" svg:width="0.422cm" svg:height="0.475cm" svg:x="6.398cm" svg:y="13.944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0.35cm" svg:height="0.395cm" svg:x="1.952cm" svg:y="18.866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35cm" svg:height="0.395cm" svg:x="1.952cm" svg:y="19.272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35cm" svg:height="0.395cm" svg:x="1.952cm" svg:y="19.679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35cm" svg:height="0.395cm" svg:x="1.952cm" svg:y="20.081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35cm" svg:height="0.395cm" svg:x="1.952cm" svg:y="20.488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35cm" svg:height="0.395cm" svg:x="1.952cm" svg:y="20.895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1.952cm" svg:y="21.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8cm" svg:height="0.433cm" svg:x="1.952cm" svg:y="21.74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8cm" svg:height="0.433cm" svg:x="1.952cm" svg:y="22.19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8cm" svg:height="0.433cm" svg:x="1.952cm" svg:y="22.63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8cm" svg:height="0.433cm" svg:x="1.952cm" svg:y="23.08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8cm" svg:height="0.433cm" svg:x="1.952cm" svg:y="23.53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8cm" svg:height="0.433cm" svg:x="1.952cm" svg:y="23.97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8cm" svg:height="0.433cm" svg:x="1.952cm" svg:y="24.42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.166cm" svg:height="0.433cm" svg:x="1.422cm" svg:y="24.869cm">
          <draw:text-box>
            <text:p text:style-name="P1"><text:span text:style-name="T3">DATE </text:span></text:p>
          </draw:text-box>
        </draw:frame>
        <draw:frame draw:style-name="gr3" draw:text-style-name="P4" draw:layer="layout" svg:width="1.471cm" svg:height="0.433cm" svg:x="1.27cm" svg:y="25.318cm">
          <draw:text-box>
            <text:p text:style-name="P1"><text:span text:style-name="T3">STAMP </text:span></text:p>
          </draw:text-box>
        </draw:frame>
        <draw:frame draw:style-name="gr3" draw:text-style-name="P4" draw:layer="layout" svg:width="1.077cm" svg:height="0.433cm" svg:x="1.41cm" svg:y="25.762cm">
          <draw:text-box>
            <text:p text:style-name="P1"><text:span text:style-name="T3">HERE</text:span></text:p>
          </draw:text-box>
        </draw:frame>
        <draw:frame draw:style-name="gr3" draw:text-style-name="P4" draw:layer="layout" svg:width="0.388cm" svg:height="0.433cm" svg:x="2.49cm" svg:y="25.768cm">
          <draw:text-box>
            <text:p text:style-name="P1"><text:span text:style-name="T24"><text:s/></text:span></text:p>
          </draw:text-box>
        </draw:frame>
        <draw:frame draw:style-name="gr5" draw:text-style-name="P6" draw:layer="layout" svg:width="0.35cm" svg:height="0.395cm" svg:x="1.952cm" svg:y="26.208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35cm" svg:height="0.395cm" svg:x="1.952cm" svg:y="26.614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1.952cm" svg:y="27.021cm">
          <draw:text-box>
            <text:p text:style-name="P1"><text:span text:style-name="T24"><text:s/></text:span></text:p>
          </draw:text-box>
        </draw:frame>
        <draw:frame draw:style-name="gr5" draw:text-style-name="P6" draw:layer="layout" svg:width="0.35cm" svg:height="0.395cm" svg:x="1.952cm" svg:y="27.465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1.056cm" svg:height="0.395cm" svg:x="1.473cm" svg:y="27.872cm">
          <draw:text-box>
            <text:p text:style-name="P1"><text:span text:style-name="T25">Insert </text:span></text:p>
          </draw:text-box>
        </draw:frame>
        <draw:frame draw:style-name="gr5" draw:text-style-name="P6" draw:layer="layout" svg:width="0.629cm" svg:height="0.395cm" svg:x="1.638cm" svg:y="28.278cm">
          <draw:text-box>
            <text:p text:style-name="P1"><text:span text:style-name="T25">this</text:span></text:p>
          </draw:text-box>
        </draw:frame>
        <draw:frame draw:style-name="gr14" draw:text-style-name="P14" draw:layer="layout" svg:width="0.918cm" svg:height="1.026cm" svg:x="2.266cm" svg:y="27.765cm">
          <draw:text-box>
            <text:p text:style-name="P1"><text:span text:style-name="T26"><text:s/></text:span></text:p>
          </draw:text-box>
        </draw:frame>
        <draw:frame draw:style-name="gr5" draw:text-style-name="P6" draw:layer="layout" svg:width="0.764cm" svg:height="0.395cm" svg:x="1.617cm" svg:y="28.685cm">
          <draw:text-box>
            <text:p text:style-name="P1"><text:span text:style-name="T25">way </text:span></text:p>
          </draw:text-box>
        </draw:frame>
        <draw:polygon draw:style-name="gr15" draw:text-style-name="P11" draw:layer="layout" svg:width="1.27cm" svg:height="0.952cm" svg:x="1.211cm" svg:y="26.944cm" svg:viewBox="0 0 1271 953" draw:points="0,715 318,715 318,0 954,0 954,715 1271,715 635,953">
          <text:p/>
        </draw:polygon>
        <draw:polygon draw:style-name="gr11" draw:text-style-name="P15" draw:layer="layout" svg:width="3.175cm" svg:height="0.635cm" svg:x="11.16cm" svg:y="2.883cm" svg:viewBox="0 0 3176 636" draw:points="0,636 3176,636 3176,0 0,0">
          <text:p><text:span text:style-name="T27"><text:s/></text:span><text:span text:style-name="T27">Cody</text:span></text:p>
        </draw:polygon>
        <draw:frame draw:style-name="gr5" draw:text-style-name="P6" draw:layer="layout" svg:width="0.35cm" svg:height="0.395cm" svg:x="1.952cm" svg:y="29.091cm">
          <draw:text-box>
            <text:p text:style-name="P1"><text:span text:style-name="T5"><text:s/></text:span></text:p>
          </draw:text-box>
        </draw:frame>
        <draw:polygon draw:style-name="gr12" draw:text-style-name="P16" draw:layer="layout" svg:width="0.423cm" svg:height="0.435cm" svg:x="1.635cm" svg:y="16.334cm" svg:viewBox="0 0 424 436" draw:points="0,436 424,436 424,0 0,0">
          <text:p><text:span text:style-name="T28">X</text:span></text:p>
        </draw:polygon>
        <draw:frame draw:style-name="gr2" draw:text-style-name="P3" draw:layer="layout" svg:width="0.422cm" svg:height="0.475cm" svg:x="12.749cm" svg:y="3.03cm">
          <draw:text-box>
            <text:p text:style-name="P1"><text:span text:style-name="T2"><text:s/></text:span></text:p>
          </draw:text-box>
        </draw:frame>
        <draw:polygon draw:style-name="gr12" draw:text-style-name="P13" draw:layer="layout" svg:width="0.423cm" svg:height="0.435cm" svg:x="1.635cm" svg:y="17.604cm" svg:viewBox="0 0 424 436" draw:points="0,436 424,436 424,0 0,0">
          <text:p/>
        </draw:polygon>
        <draw:frame draw:style-name="gr5" draw:text-style-name="P6" draw:layer="layout" svg:width="0.35cm" svg:height="0.395cm" svg:x="1.901cm" svg:y="16.478cm">
          <draw:text-box>
            <text:p text:style-name="P1"><text:span text:style-name="T5"><text:s/></text:span></text:p>
          </draw:text-box>
        </draw:frame>
        <draw:polygon draw:style-name="gr11" draw:text-style-name="P15" draw:layer="layout" svg:width="5.26cm" svg:height="0.635cm" svg:x="14.335cm" svg:y="2.883cm" svg:viewBox="0 0 5261 636" draw:points="0,636 5261,636 5261,0 0,0">
          <text:p><text:span text:style-name="T27"><text:s/></text:span><text:span text:style-name="T27">L</text:span><text:span text:style-name="T27">e</text:span><text:span text:style-name="T27">w</text:span><text:span text:style-name="T27">i</text:span><text:span text:style-name="T27">s</text:span></text:p>
        </draw:polygon>
        <draw:frame draw:style-name="gr5" draw:text-style-name="P6" draw:layer="layout" svg:width="0.35cm" svg:height="0.395cm" svg:x="1.901cm" svg:y="17.752cm">
          <draw:text-box>
            <text:p text:style-name="P1"><text:span text:style-name="T4"><text:s/></text:span></text:p>
          </draw:text-box>
        </draw:frame>
        <draw:polygon draw:style-name="gr12" draw:text-style-name="P13" draw:layer="layout" svg:width="12.065cm" svg:height="0.624cm" svg:x="7.561cm" svg:y="9.429cm" svg:viewBox="0 0 12066 625" draw:points="0,625 12066,625 12066,0 0,0">
          <text:p/>
        </draw:polygon>
        <draw:frame draw:style-name="gr2" draw:text-style-name="P3" draw:layer="layout" svg:width="0.422cm" svg:height="0.475cm" svg:x="16.966cm" svg:y="3.0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7.829cm" svg:y="9.518cm">
          <draw:text-box>
            <text:p text:style-name="P1"><text:span text:style-name="T20"><text:s text:c="3"/></text:span></text:p>
          </draw:text-box>
        </draw:frame>
        <draw:polygon draw:style-name="gr11" draw:text-style-name="P15" draw:layer="layout" svg:width="4.021cm" svg:height="0.635cm" svg:x="15.605cm" svg:y="11.254cm" svg:viewBox="0 0 4022 636" draw:points="0,636 4022,636 4022,0 0,0">
          <text:p><text:span text:style-name="T27"><text:s/></text:span><text:span text:style-name="T27">1</text:span><text:span text:style-name="T27">8</text:span><text:span text:style-name="T27">-</text:span><text:span text:style-name="T27">A</text:span><text:span text:style-name="T27">P</text:span><text:span text:style-name="T27">R</text:span><text:span text:style-name="T27">-</text:span><text:span text:style-name="T27">2</text:span><text:span text:style-name="T27">0</text:span><text:span text:style-name="T27">1</text:span><text:span text:style-name="T27">8</text:span></text:p>
        </draw:polygon>
        <draw:frame draw:style-name="gr5" draw:text-style-name="P6" draw:layer="layout" svg:width="3.126cm" svg:height="0.395cm" svg:x="8.147cm" svg:y="9.577cm">
          <draw:text-box>
            <text:p text:style-name="P1"><text:span text:style-name="T4"><text:s text:c="3"/></text:span><text:span text:style-name="T4">Intr</text:span><text:span text:style-name="T4">o to </text:span><text:span text:style-name="T4">Uni</text:span><text:span text:style-name="T4">ver</text:span><text:span text:style-name="T4">sity </text:span></text:p>
          </draw:text-box>
        </draw:frame>
        <draw:polygon draw:style-name="gr12" draw:text-style-name="P13" draw:layer="layout" svg:width="6.138cm" svg:height="0.631cm" svg:x="13.488cm" svg:y="13.798cm" svg:viewBox="0 0 6139 632" draw:points="0,632 6139,632 6139,0 0,0">
          <text:p/>
        </draw:polygon>
        <draw:frame draw:style-name="gr5" draw:text-style-name="P6" draw:layer="layout" svg:width="0.35cm" svg:height="0.395cm" svg:x="17.618cm" svg:y="11.406cm">
          <draw:text-box>
            <text:p text:style-name="P1"><text:span text:style-name="T4"><text:s/></text:span></text:p>
          </draw:text-box>
        </draw:frame>
        <draw:polygon draw:style-name="gr11" draw:text-style-name="P15" draw:layer="layout" svg:width="5.08cm" svg:height="0.543cm" svg:x="6.08cm" svg:y="12.207cm" svg:viewBox="0 0 5081 544" draw:points="0,544 5081,544 5081,0 0,0">
          <text:p><text:span text:style-name="T27"><text:s/></text:span><text:span text:style-name="T27">T</text:span><text:span text:style-name="T27">h</text:span><text:span text:style-name="T27">u</text:span><text:span text:style-name="T27">r</text:span><text:span text:style-name="T27">s </text:span><text:span text:style-name="T27">9</text:span><text:span text:style-name="T27">-</text:span><text:span text:style-name="T27">1</text:span><text:span text:style-name="T27">1</text:span></text:p>
        </draw:polygon>
        <draw:frame draw:style-name="gr2" draw:text-style-name="P3" draw:layer="layout" svg:width="0.422cm" svg:height="0.475cm" svg:x="16.56cm" svg:y="13.948cm">
          <draw:text-box>
            <text:p text:style-name="P1"><text:span text:style-name="T8"><text:s/></text:span></text:p>
          </draw:text-box>
        </draw:frame>
        <draw:polygon draw:style-name="gr12" draw:text-style-name="P13" draw:layer="layout" svg:width="4.021cm" svg:height="0.635cm" svg:x="15.605cm" svg:y="12.207cm" svg:viewBox="0 0 4022 636" draw:points="0,636 4022,636 4022,0 0,0">
          <text:p/>
        </draw:polygon>
        <draw:frame draw:style-name="gr5" draw:text-style-name="P6" draw:layer="layout" svg:width="0.35cm" svg:height="0.395cm" svg:x="8.621cm" svg:y="12.358cm">
          <draw:text-box>
            <text:p text:style-name="P1"><text:span text:style-name="T4"><text:s/></text:span></text:p>
          </draw:text-box>
        </draw:frame>
        <draw:line draw:style-name="gr16" draw:text-style-name="P11" draw:layer="layout" svg:x1="6.291cm" svg:y1="3.6cm" svg:x2="10.948cm" svg:y2="3.6cm">
          <text:p/>
        </draw:line>
        <draw:line draw:style-name="gr16" draw:text-style-name="P11" draw:layer="layout" svg:x1="4.386cm" svg:y1="10.91cm" svg:x2="12.641cm" svg:y2="10.91cm">
          <text:p/>
        </draw:line>
        <draw:line draw:style-name="gr16" draw:text-style-name="P11" draw:layer="layout" svg:x1="5.233cm" svg:y1="11.863cm" svg:x2="12.853cm" svg:y2="11.863cm">
          <text:p/>
        </draw:line>
        <draw:polygon draw:style-name="gr12" draw:text-style-name="P13" draw:layer="layout" svg:width="0.635cm" svg:height="0.624cm" svg:x="1.635cm" svg:y="9.429cm" svg:viewBox="0 0 636 625" draw:points="0,625 636,625 636,0 0,0">
          <text:p/>
        </draw:polygon>
        <draw:frame draw:style-name="gr5" draw:text-style-name="P6" draw:layer="layout" svg:width="0.35cm" svg:height="0.395cm" svg:x="17.618cm" svg:y="12.358cm">
          <draw:text-box>
            <text:p text:style-name="P1"><text:span text:style-name="T4"><text:s/></text:span></text:p>
          </draw:text-box>
        </draw:frame>
        <draw:polygon draw:style-name="gr12" draw:text-style-name="P13" draw:layer="layout" svg:width="0.772cm" svg:height="0.624cm" svg:x="2.27cm" svg:y="9.429cm" svg:viewBox="0 0 773 625" draw:points="0,625 773,625 773,0 0,0">
          <text:p/>
        </draw:polygon>
        <draw:frame draw:style-name="gr5" draw:text-style-name="P6" draw:layer="layout" svg:width="0.35cm" svg:height="0.395cm" svg:x="1.901cm" svg:y="9.577cm">
          <draw:text-box>
            <text:p text:style-name="P1"><text:span text:style-name="T4">A</text:span><text:span text:style-name="T4"> </text:span></text:p>
          </draw:text-box>
        </draw:frame>
        <draw:polygon draw:style-name="gr12" draw:text-style-name="P13" draw:layer="layout" svg:width="0.635cm" svg:height="0.624cm" svg:x="2.905cm" svg:y="9.429cm" svg:viewBox="0 0 636 625" draw:points="0,625 636,625 636,0 0,0">
          <text:p/>
        </draw:polygon>
        <draw:frame draw:style-name="gr5" draw:text-style-name="P6" draw:layer="layout" svg:width="0.35cm" svg:height="0.395cm" svg:x="2.537cm" svg:y="9.577cm">
          <draw:text-box>
            <text:p text:style-name="P1"><text:span text:style-name="T4">B</text:span><text:span text:style-name="T4"> </text:span></text:p>
          </draw:text-box>
        </draw:frame>
        <draw:polygon draw:style-name="gr12" draw:text-style-name="P13" draw:layer="layout" svg:width="0.635cm" svg:height="0.624cm" svg:x="3.54cm" svg:y="9.429cm" svg:viewBox="0 0 636 625" draw:points="0,625 636,625 636,0 0,0">
          <text:p/>
        </draw:polygon>
        <draw:frame draw:style-name="gr5" draw:text-style-name="P6" draw:layer="layout" svg:width="0.353cm" svg:height="0.395cm" svg:x="3.172cm" svg:y="9.577cm">
          <draw:text-box>
            <text:p text:style-name="P1"><text:span text:style-name="T4">C</text:span><text:span text:style-name="T4"> </text:span></text:p>
          </draw:text-box>
        </draw:frame>
        <draw:polygon draw:style-name="gr12" draw:text-style-name="P13" draw:layer="layout" svg:width="0.635cm" svg:height="0.624cm" svg:x="4.175cm" svg:y="9.429cm" svg:viewBox="0 0 636 625" draw:points="0,625 636,625 636,0 0,0">
          <text:p/>
        </draw:polygon>
        <draw:frame draw:style-name="gr5" draw:text-style-name="P6" draw:layer="layout" svg:width="0.353cm" svg:height="0.395cm" svg:x="3.806cm" svg:y="9.577cm">
          <draw:text-box>
            <text:p text:style-name="P1"><text:span text:style-name="T4">D </text:span></text:p>
          </draw:text-box>
        </draw:frame>
        <draw:polygon draw:style-name="gr12" draw:text-style-name="P13" draw:layer="layout" svg:width="0.635cm" svg:height="0.624cm" svg:x="4.81cm" svg:y="9.429cm" svg:viewBox="0 0 636 625" draw:points="0,625 636,625 636,0 0,0">
          <text:p/>
        </draw:polygon>
        <draw:frame draw:style-name="gr5" draw:text-style-name="P6" draw:layer="layout" svg:width="0.35cm" svg:height="0.395cm" svg:x="4.441cm" svg:y="9.577cm">
          <draw:text-box>
            <text:p text:style-name="P1"><text:span text:style-name="T4">1 </text:span></text:p>
          </draw:text-box>
        </draw:frame>
        <draw:polygon draw:style-name="gr12" draw:text-style-name="P13" draw:layer="layout" svg:width="0.635cm" svg:height="0.624cm" svg:x="5.445cm" svg:y="9.429cm" svg:viewBox="0 0 636 625" draw:points="0,625 636,625 636,0 0,0">
          <text:p/>
        </draw:polygon>
        <draw:frame draw:style-name="gr5" draw:text-style-name="P6" draw:layer="layout" svg:width="0.35cm" svg:height="0.395cm" svg:x="5.076cm" svg:y="9.577cm">
          <draw:text-box>
            <text:p text:style-name="P1"><text:span text:style-name="T4">2</text:span><text:span text:style-name="T4"> </text:span></text:p>
          </draw:text-box>
        </draw:frame>
        <draw:polygon draw:style-name="gr12" draw:text-style-name="P13" draw:layer="layout" svg:width="0.635cm" svg:height="0.624cm" svg:x="6.08cm" svg:y="9.429cm" svg:viewBox="0 0 636 625" draw:points="0,625 636,625 636,0 0,0">
          <text:p/>
        </draw:polygon>
        <draw:frame draw:style-name="gr5" draw:text-style-name="P6" draw:layer="layout" svg:width="0.35cm" svg:height="0.395cm" svg:x="5.711cm" svg:y="9.577cm">
          <draw:text-box>
            <text:p text:style-name="P1"><text:span text:style-name="T4">3 </text:span></text:p>
          </draw:text-box>
        </draw:frame>
        <draw:line draw:style-name="gr16" draw:text-style-name="P11" draw:layer="layout" svg:x1="5.233cm" svg:y1="13.482cm" svg:x2="19.626cm" svg:y2="13.482cm">
          <text:p/>
        </draw:line>
        <draw:polygon draw:style-name="gr12" draw:text-style-name="P13" draw:layer="layout" svg:width="3.175cm" svg:height="0.635cm" svg:x="11.16cm" svg:y="3.917cm" svg:viewBox="0 0 3176 636" draw:points="0,636 3176,636 3176,0 0,0">
          <text:p/>
        </draw:polygon>
        <draw:frame draw:style-name="gr5" draw:text-style-name="P6" draw:layer="layout" svg:width="0.35cm" svg:height="0.395cm" svg:x="6.346cm" svg:y="9.577cm">
          <draw:text-box>
            <text:p text:style-name="P1"><text:span text:style-name="T4">4 </text:span></text:p>
          </draw:text-box>
        </draw:frame>
        <draw:polygon draw:style-name="gr12" draw:text-style-name="P13" draw:layer="layout" svg:width="5.26cm" svg:height="0.635cm" svg:x="14.335cm" svg:y="3.917cm" svg:viewBox="0 0 5261 636" draw:points="0,636 5261,636 5261,0 0,0">
          <text:p/>
        </draw:polygon>
        <draw:frame draw:style-name="gr2" draw:text-style-name="P3" draw:layer="layout" svg:width="0.422cm" svg:height="0.475cm" svg:x="12.749cm" svg:y="4.063cm">
          <draw:text-box>
            <text:p text:style-name="P1"><text:span text:style-name="T2"><text:s/></text:span></text:p>
          </draw:text-box>
        </draw:frame>
        <draw:line draw:style-name="gr16" draw:text-style-name="P11" draw:layer="layout" svg:x1="6.291cm" svg:y1="4.552cm" svg:x2="10.948cm" svg:y2="4.552cm">
          <text:p/>
        </draw:line>
        <draw:polygon draw:style-name="gr12" draw:text-style-name="P13" draw:layer="layout" svg:width="3.175cm" svg:height="0.635cm" svg:x="11.16cm" svg:y="4.869cm" svg:viewBox="0 0 3176 636" draw:points="0,636 3176,636 3176,0 0,0">
          <text:p/>
        </draw:polygon>
        <draw:frame draw:style-name="gr2" draw:text-style-name="P3" draw:layer="layout" svg:width="0.422cm" svg:height="0.475cm" svg:x="16.966cm" svg:y="4.063cm">
          <draw:text-box>
            <text:p text:style-name="P1"><text:span text:style-name="T2"><text:s/></text:span></text:p>
          </draw:text-box>
        </draw:frame>
        <draw:polygon draw:style-name="gr12" draw:text-style-name="P13" draw:layer="layout" svg:width="5.26cm" svg:height="0.635cm" svg:x="14.335cm" svg:y="4.869cm" svg:viewBox="0 0 5261 636" draw:points="0,636 5261,636 5261,0 0,0">
          <text:p/>
        </draw:polygon>
        <draw:frame draw:style-name="gr2" draw:text-style-name="P3" draw:layer="layout" svg:width="0.422cm" svg:height="0.475cm" svg:x="12.749cm" svg:y="5.015cm">
          <draw:text-box>
            <text:p text:style-name="P1"><text:span text:style-name="T2"><text:s/></text:span></text:p>
          </draw:text-box>
        </draw:frame>
        <draw:line draw:style-name="gr16" draw:text-style-name="P11" draw:layer="layout" svg:x1="6.291cm" svg:y1="5.504cm" svg:x2="10.948cm" svg:y2="5.504cm">
          <text:p/>
        </draw:line>
        <draw:polygon draw:style-name="gr12" draw:text-style-name="P13" draw:layer="layout" svg:width="3.175cm" svg:height="0.635cm" svg:x="11.16cm" svg:y="5.822cm" svg:viewBox="0 0 3176 636" draw:points="0,636 3176,636 3176,0 0,0">
          <text:p/>
        </draw:polygon>
        <draw:frame draw:style-name="gr2" draw:text-style-name="P3" draw:layer="layout" svg:width="0.422cm" svg:height="0.475cm" svg:x="16.966cm" svg:y="5.015cm">
          <draw:text-box>
            <text:p text:style-name="P1"><text:span text:style-name="T2"><text:s/></text:span></text:p>
          </draw:text-box>
        </draw:frame>
        <draw:polygon draw:style-name="gr12" draw:text-style-name="P13" draw:layer="layout" svg:width="5.26cm" svg:height="0.635cm" svg:x="14.335cm" svg:y="5.822cm" svg:viewBox="0 0 5261 636" draw:points="0,636 5261,636 5261,0 0,0">
          <text:p/>
        </draw:polygon>
        <draw:frame draw:style-name="gr2" draw:text-style-name="P3" draw:layer="layout" svg:width="0.422cm" svg:height="0.475cm" svg:x="12.749cm" svg:y="5.968cm">
          <draw:text-box>
            <text:p text:style-name="P1"><text:span text:style-name="T2"><text:s/></text:span></text:p>
          </draw:text-box>
        </draw:frame>
        <draw:line draw:style-name="gr16" draw:text-style-name="P11" draw:layer="layout" svg:x1="6.291cm" svg:y1="6.457cm" svg:x2="10.948cm" svg:y2="6.457cm">
          <text:p/>
        </draw:line>
        <draw:polygon draw:style-name="gr12" draw:text-style-name="P13" draw:layer="layout" svg:width="3.175cm" svg:height="0.635cm" svg:x="11.16cm" svg:y="6.855cm" svg:viewBox="0 0 3176 636" draw:points="0,636 3176,636 3176,0 0,0">
          <text:p/>
        </draw:polygon>
        <draw:frame draw:style-name="gr2" draw:text-style-name="P3" draw:layer="layout" svg:width="0.422cm" svg:height="0.475cm" svg:x="16.966cm" svg:y="5.968cm">
          <draw:text-box>
            <text:p text:style-name="P1"><text:span text:style-name="T2"><text:s/></text:span></text:p>
          </draw:text-box>
        </draw:frame>
        <draw:polygon draw:style-name="gr12" draw:text-style-name="P13" draw:layer="layout" svg:width="5.26cm" svg:height="0.635cm" svg:x="14.335cm" svg:y="6.855cm" svg:viewBox="0 0 5261 636" draw:points="0,636 5261,636 5261,0 0,0">
          <text:p/>
        </draw:polygon>
        <draw:frame draw:style-name="gr2" draw:text-style-name="P3" draw:layer="layout" svg:width="0.422cm" svg:height="0.475cm" svg:x="12.749cm" svg:y="7.005cm">
          <draw:text-box>
            <text:p text:style-name="P1"><text:span text:style-name="T2"><text:s/></text:span></text:p>
          </draw:text-box>
        </draw:frame>
        <draw:line draw:style-name="gr16" draw:text-style-name="P11" draw:layer="layout" svg:x1="6.291cm" svg:y1="7.49cm" svg:x2="10.948cm" svg:y2="7.49cm">
          <text:p/>
        </draw:line>
        <draw:polygon draw:style-name="gr12" draw:text-style-name="P13" draw:layer="layout" svg:width="0.635cm" svg:height="0.612cm" svg:x="1.635cm" svg:y="3.917cm" svg:viewBox="0 0 636 613" draw:points="0,613 636,613 636,0 0,0">
          <text:p/>
        </draw:polygon>
        <draw:frame draw:style-name="gr2" draw:text-style-name="P3" draw:layer="layout" svg:width="0.422cm" svg:height="0.475cm" svg:x="16.966cm" svg:y="7.005cm">
          <draw:text-box>
            <text:p text:style-name="P1"><text:span text:style-name="T2"><text:s/></text:span></text:p>
          </draw:text-box>
        </draw:frame>
        <draw:polygon draw:style-name="gr12" draw:text-style-name="P13" draw:layer="layout" svg:width="0.635cm" svg:height="0.612cm" svg:x="2.27cm" svg:y="3.917cm" svg:viewBox="0 0 636 613" draw:points="0,613 636,613 636,0 0,0">
          <text:p/>
        </draw:polygon>
        <draw:frame draw:style-name="gr2" draw:text-style-name="P3" draw:layer="layout" svg:width="0.422cm" svg:height="0.475cm" svg:x="1.952cm" svg:y="4.063cm">
          <draw:text-box>
            <text:p text:style-name="P1"><text:span text:style-name="T8"><text:s/></text:span></text:p>
          </draw:text-box>
        </draw:frame>
        <draw:polygon draw:style-name="gr12" draw:text-style-name="P13" draw:layer="layout" svg:width="0.635cm" svg:height="0.612cm" svg:x="2.905cm" svg:y="3.917cm" svg:viewBox="0 0 636 613" draw:points="0,613 636,613 636,0 0,0">
          <text:p/>
        </draw:polygon>
        <draw:frame draw:style-name="gr2" draw:text-style-name="P3" draw:layer="layout" svg:width="0.422cm" svg:height="0.475cm" svg:x="2.587cm" svg:y="4.063cm">
          <draw:text-box>
            <text:p text:style-name="P1"><text:span text:style-name="T8"><text:s/></text:span></text:p>
          </draw:text-box>
        </draw:frame>
        <draw:polygon draw:style-name="gr12" draw:text-style-name="P13" draw:layer="layout" svg:width="0.635cm" svg:height="0.612cm" svg:x="3.54cm" svg:y="3.917cm" svg:viewBox="0 0 636 613" draw:points="0,613 636,613 636,0 0,0">
          <text:p/>
        </draw:polygon>
        <draw:frame draw:style-name="gr2" draw:text-style-name="P3" draw:layer="layout" svg:width="0.422cm" svg:height="0.475cm" svg:x="3.222cm" svg:y="4.063cm">
          <draw:text-box>
            <text:p text:style-name="P1"><text:span text:style-name="T8"><text:s/></text:span></text:p>
          </draw:text-box>
        </draw:frame>
        <draw:polygon draw:style-name="gr12" draw:text-style-name="P13" draw:layer="layout" svg:width="0.635cm" svg:height="0.612cm" svg:x="4.175cm" svg:y="3.917cm" svg:viewBox="0 0 636 613" draw:points="0,613 636,613 636,0 0,0">
          <text:p/>
        </draw:polygon>
        <draw:frame draw:style-name="gr2" draw:text-style-name="P3" draw:layer="layout" svg:width="0.422cm" svg:height="0.475cm" svg:x="3.857cm" svg:y="4.063cm">
          <draw:text-box>
            <text:p text:style-name="P1"><text:span text:style-name="T8"><text:s/></text:span></text:p>
          </draw:text-box>
        </draw:frame>
        <draw:polygon draw:style-name="gr12" draw:text-style-name="P13" draw:layer="layout" svg:width="0.635cm" svg:height="0.612cm" svg:x="4.81cm" svg:y="3.917cm" svg:viewBox="0 0 636 613" draw:points="0,613 636,613 636,0 0,0">
          <text:p/>
        </draw:polygon>
        <draw:frame draw:style-name="gr2" draw:text-style-name="P3" draw:layer="layout" svg:width="0.422cm" svg:height="0.475cm" svg:x="4.492cm" svg:y="4.063cm">
          <draw:text-box>
            <text:p text:style-name="P1"><text:span text:style-name="T8"><text:s/></text:span></text:p>
          </draw:text-box>
        </draw:frame>
        <draw:polygon draw:style-name="gr12" draw:text-style-name="P13" draw:layer="layout" svg:width="0.635cm" svg:height="0.612cm" svg:x="5.445cm" svg:y="3.917cm" svg:viewBox="0 0 636 613" draw:points="0,613 636,613 636,0 0,0">
          <text:p/>
        </draw:polygon>
        <draw:frame draw:style-name="gr2" draw:text-style-name="P3" draw:layer="layout" svg:width="0.422cm" svg:height="0.475cm" svg:x="5.127cm" svg:y="4.063cm">
          <draw:text-box>
            <text:p text:style-name="P1"><text:span text:style-name="T8"><text:s/></text:span></text:p>
          </draw:text-box>
        </draw:frame>
        <draw:polygon draw:style-name="gr12" draw:text-style-name="P13" draw:layer="layout" svg:width="0.635cm" svg:height="0.612cm" svg:x="1.635cm" svg:y="4.869cm" svg:viewBox="0 0 636 613" draw:points="0,613 636,613 636,0 0,0">
          <text:p/>
        </draw:polygon>
        <draw:frame draw:style-name="gr2" draw:text-style-name="P3" draw:layer="layout" svg:width="0.422cm" svg:height="0.475cm" svg:x="5.762cm" svg:y="4.063cm">
          <draw:text-box>
            <text:p text:style-name="P1"><text:span text:style-name="T8"><text:s/></text:span></text:p>
          </draw:text-box>
        </draw:frame>
        <draw:polygon draw:style-name="gr12" draw:text-style-name="P13" draw:layer="layout" svg:width="0.635cm" svg:height="0.612cm" svg:x="2.27cm" svg:y="4.869cm" svg:viewBox="0 0 636 613" draw:points="0,613 636,613 636,0 0,0">
          <text:p/>
        </draw:polygon>
        <draw:frame draw:style-name="gr2" draw:text-style-name="P3" draw:layer="layout" svg:width="0.422cm" svg:height="0.475cm" svg:x="1.952cm" svg:y="5.015cm">
          <draw:text-box>
            <text:p text:style-name="P1"><text:span text:style-name="T8"><text:s/></text:span></text:p>
          </draw:text-box>
        </draw:frame>
        <draw:polygon draw:style-name="gr12" draw:text-style-name="P13" draw:layer="layout" svg:width="0.635cm" svg:height="0.612cm" svg:x="2.905cm" svg:y="4.869cm" svg:viewBox="0 0 636 613" draw:points="0,613 636,613 636,0 0,0">
          <text:p/>
        </draw:polygon>
        <draw:frame draw:style-name="gr2" draw:text-style-name="P3" draw:layer="layout" svg:width="0.422cm" svg:height="0.475cm" svg:x="2.587cm" svg:y="5.015cm">
          <draw:text-box>
            <text:p text:style-name="P1"><text:span text:style-name="T8"><text:s/></text:span></text:p>
          </draw:text-box>
        </draw:frame>
        <draw:polygon draw:style-name="gr12" draw:text-style-name="P13" draw:layer="layout" svg:width="0.635cm" svg:height="0.612cm" svg:x="3.54cm" svg:y="4.869cm" svg:viewBox="0 0 636 613" draw:points="0,613 636,613 636,0 0,0">
          <text:p/>
        </draw:polygon>
        <draw:frame draw:style-name="gr2" draw:text-style-name="P3" draw:layer="layout" svg:width="0.422cm" svg:height="0.475cm" svg:x="3.222cm" svg:y="5.015cm">
          <draw:text-box>
            <text:p text:style-name="P1"><text:span text:style-name="T8"><text:s/></text:span></text:p>
          </draw:text-box>
        </draw:frame>
        <draw:polygon draw:style-name="gr12" draw:text-style-name="P13" draw:layer="layout" svg:width="0.635cm" svg:height="0.612cm" svg:x="4.175cm" svg:y="4.869cm" svg:viewBox="0 0 636 613" draw:points="0,613 636,613 636,0 0,0">
          <text:p/>
        </draw:polygon>
        <draw:frame draw:style-name="gr2" draw:text-style-name="P3" draw:layer="layout" svg:width="0.422cm" svg:height="0.475cm" svg:x="3.857cm" svg:y="5.015cm">
          <draw:text-box>
            <text:p text:style-name="P1"><text:span text:style-name="T8"><text:s/></text:span></text:p>
          </draw:text-box>
        </draw:frame>
        <draw:polygon draw:style-name="gr12" draw:text-style-name="P13" draw:layer="layout" svg:width="0.635cm" svg:height="0.612cm" svg:x="4.81cm" svg:y="4.869cm" svg:viewBox="0 0 636 613" draw:points="0,613 636,613 636,0 0,0">
          <text:p/>
        </draw:polygon>
        <draw:frame draw:style-name="gr2" draw:text-style-name="P3" draw:layer="layout" svg:width="0.422cm" svg:height="0.475cm" svg:x="4.492cm" svg:y="5.015cm">
          <draw:text-box>
            <text:p text:style-name="P1"><text:span text:style-name="T8"><text:s/></text:span></text:p>
          </draw:text-box>
        </draw:frame>
        <draw:polygon draw:style-name="gr12" draw:text-style-name="P13" draw:layer="layout" svg:width="0.635cm" svg:height="0.612cm" svg:x="5.445cm" svg:y="4.869cm" svg:viewBox="0 0 636 613" draw:points="0,613 636,613 636,0 0,0">
          <text:p/>
        </draw:polygon>
        <draw:frame draw:style-name="gr2" draw:text-style-name="P3" draw:layer="layout" svg:width="0.422cm" svg:height="0.475cm" svg:x="5.127cm" svg:y="5.015cm">
          <draw:text-box>
            <text:p text:style-name="P1"><text:span text:style-name="T8"><text:s/></text:span></text:p>
          </draw:text-box>
        </draw:frame>
        <draw:polygon draw:style-name="gr12" draw:text-style-name="P13" draw:layer="layout" svg:width="0.635cm" svg:height="0.612cm" svg:x="1.635cm" svg:y="5.822cm" svg:viewBox="0 0 636 613" draw:points="0,613 636,613 636,0 0,0">
          <text:p/>
        </draw:polygon>
        <draw:frame draw:style-name="gr2" draw:text-style-name="P3" draw:layer="layout" svg:width="0.422cm" svg:height="0.475cm" svg:x="5.762cm" svg:y="5.015cm">
          <draw:text-box>
            <text:p text:style-name="P1"><text:span text:style-name="T8"><text:s/></text:span></text:p>
          </draw:text-box>
        </draw:frame>
        <draw:polygon draw:style-name="gr12" draw:text-style-name="P13" draw:layer="layout" svg:width="0.635cm" svg:height="0.612cm" svg:x="2.27cm" svg:y="5.822cm" svg:viewBox="0 0 636 613" draw:points="0,613 636,613 636,0 0,0">
          <text:p/>
        </draw:polygon>
        <draw:frame draw:style-name="gr2" draw:text-style-name="P3" draw:layer="layout" svg:width="0.422cm" svg:height="0.475cm" svg:x="1.952cm" svg:y="5.968cm">
          <draw:text-box>
            <text:p text:style-name="P1"><text:span text:style-name="T8"><text:s/></text:span></text:p>
          </draw:text-box>
        </draw:frame>
        <draw:polygon draw:style-name="gr12" draw:text-style-name="P13" draw:layer="layout" svg:width="0.635cm" svg:height="0.612cm" svg:x="2.905cm" svg:y="5.822cm" svg:viewBox="0 0 636 613" draw:points="0,613 636,613 636,0 0,0">
          <text:p/>
        </draw:polygon>
        <draw:frame draw:style-name="gr2" draw:text-style-name="P3" draw:layer="layout" svg:width="0.422cm" svg:height="0.475cm" svg:x="2.587cm" svg:y="5.968cm">
          <draw:text-box>
            <text:p text:style-name="P1"><text:span text:style-name="T8"><text:s/></text:span></text:p>
          </draw:text-box>
        </draw:frame>
        <draw:polygon draw:style-name="gr12" draw:text-style-name="P13" draw:layer="layout" svg:width="0.635cm" svg:height="0.612cm" svg:x="3.54cm" svg:y="5.822cm" svg:viewBox="0 0 636 613" draw:points="0,613 636,613 636,0 0,0">
          <text:p/>
        </draw:polygon>
        <draw:frame draw:style-name="gr2" draw:text-style-name="P3" draw:layer="layout" svg:width="0.422cm" svg:height="0.475cm" svg:x="3.222cm" svg:y="5.968cm">
          <draw:text-box>
            <text:p text:style-name="P1"><text:span text:style-name="T8"><text:s/></text:span></text:p>
          </draw:text-box>
        </draw:frame>
        <draw:polygon draw:style-name="gr12" draw:text-style-name="P13" draw:layer="layout" svg:width="0.635cm" svg:height="0.612cm" svg:x="4.175cm" svg:y="5.822cm" svg:viewBox="0 0 636 613" draw:points="0,613 636,613 636,0 0,0">
          <text:p/>
        </draw:polygon>
        <draw:frame draw:style-name="gr2" draw:text-style-name="P3" draw:layer="layout" svg:width="0.422cm" svg:height="0.475cm" svg:x="3.857cm" svg:y="5.968cm">
          <draw:text-box>
            <text:p text:style-name="P1"><text:span text:style-name="T8"><text:s/></text:span></text:p>
          </draw:text-box>
        </draw:frame>
        <draw:polygon draw:style-name="gr12" draw:text-style-name="P13" draw:layer="layout" svg:width="0.635cm" svg:height="0.612cm" svg:x="4.81cm" svg:y="5.822cm" svg:viewBox="0 0 636 613" draw:points="0,613 636,613 636,0 0,0">
          <text:p/>
        </draw:polygon>
        <draw:frame draw:style-name="gr2" draw:text-style-name="P3" draw:layer="layout" svg:width="0.422cm" svg:height="0.475cm" svg:x="4.492cm" svg:y="5.968cm">
          <draw:text-box>
            <text:p text:style-name="P1"><text:span text:style-name="T8"><text:s/></text:span></text:p>
          </draw:text-box>
        </draw:frame>
        <draw:polygon draw:style-name="gr12" draw:text-style-name="P13" draw:layer="layout" svg:width="0.635cm" svg:height="0.612cm" svg:x="5.445cm" svg:y="5.822cm" svg:viewBox="0 0 636 613" draw:points="0,613 636,613 636,0 0,0">
          <text:p/>
        </draw:polygon>
        <draw:frame draw:style-name="gr2" draw:text-style-name="P3" draw:layer="layout" svg:width="0.422cm" svg:height="0.475cm" svg:x="5.127cm" svg:y="5.968cm">
          <draw:text-box>
            <text:p text:style-name="P1"><text:span text:style-name="T8"><text:s/></text:span></text:p>
          </draw:text-box>
        </draw:frame>
        <draw:polygon draw:style-name="gr12" draw:text-style-name="P13" draw:layer="layout" svg:width="0.635cm" svg:height="0.612cm" svg:x="1.635cm" svg:y="6.855cm" svg:viewBox="0 0 636 613" draw:points="0,613 636,613 636,0 0,0">
          <text:p/>
        </draw:polygon>
        <draw:frame draw:style-name="gr2" draw:text-style-name="P3" draw:layer="layout" svg:width="0.422cm" svg:height="0.475cm" svg:x="5.762cm" svg:y="5.968cm">
          <draw:text-box>
            <text:p text:style-name="P1"><text:span text:style-name="T8"><text:s/></text:span></text:p>
          </draw:text-box>
        </draw:frame>
        <draw:polygon draw:style-name="gr12" draw:text-style-name="P13" draw:layer="layout" svg:width="0.635cm" svg:height="0.612cm" svg:x="2.27cm" svg:y="6.855cm" svg:viewBox="0 0 636 613" draw:points="0,613 636,613 636,0 0,0">
          <text:p/>
        </draw:polygon>
        <draw:frame draw:style-name="gr2" draw:text-style-name="P3" draw:layer="layout" svg:width="0.422cm" svg:height="0.475cm" svg:x="1.952cm" svg:y="7.005cm">
          <draw:text-box>
            <text:p text:style-name="P1"><text:span text:style-name="T8"><text:s/></text:span></text:p>
          </draw:text-box>
        </draw:frame>
        <draw:polygon draw:style-name="gr12" draw:text-style-name="P13" draw:layer="layout" svg:width="0.635cm" svg:height="0.612cm" svg:x="2.905cm" svg:y="6.855cm" svg:viewBox="0 0 636 613" draw:points="0,613 636,613 636,0 0,0">
          <text:p/>
        </draw:polygon>
        <draw:frame draw:style-name="gr2" draw:text-style-name="P3" draw:layer="layout" svg:width="0.422cm" svg:height="0.475cm" svg:x="2.587cm" svg:y="7.005cm">
          <draw:text-box>
            <text:p text:style-name="P1"><text:span text:style-name="T8"><text:s/></text:span></text:p>
          </draw:text-box>
        </draw:frame>
        <draw:polygon draw:style-name="gr12" draw:text-style-name="P13" draw:layer="layout" svg:width="0.635cm" svg:height="0.612cm" svg:x="3.54cm" svg:y="6.855cm" svg:viewBox="0 0 636 613" draw:points="0,613 636,613 636,0 0,0">
          <text:p/>
        </draw:polygon>
        <draw:frame draw:style-name="gr2" draw:text-style-name="P3" draw:layer="layout" svg:width="0.422cm" svg:height="0.475cm" svg:x="3.222cm" svg:y="7.005cm">
          <draw:text-box>
            <text:p text:style-name="P1"><text:span text:style-name="T8"><text:s/></text:span></text:p>
          </draw:text-box>
        </draw:frame>
        <draw:polygon draw:style-name="gr12" draw:text-style-name="P13" draw:layer="layout" svg:width="0.635cm" svg:height="0.612cm" svg:x="4.175cm" svg:y="6.855cm" svg:viewBox="0 0 636 613" draw:points="0,613 636,613 636,0 0,0">
          <text:p/>
        </draw:polygon>
        <draw:frame draw:style-name="gr2" draw:text-style-name="P3" draw:layer="layout" svg:width="0.422cm" svg:height="0.475cm" svg:x="3.857cm" svg:y="7.005cm">
          <draw:text-box>
            <text:p text:style-name="P1"><text:span text:style-name="T8"><text:s/></text:span></text:p>
          </draw:text-box>
        </draw:frame>
        <draw:polygon draw:style-name="gr12" draw:text-style-name="P13" draw:layer="layout" svg:width="0.635cm" svg:height="0.612cm" svg:x="4.81cm" svg:y="6.855cm" svg:viewBox="0 0 636 613" draw:points="0,613 636,613 636,0 0,0">
          <text:p/>
        </draw:polygon>
        <draw:frame draw:style-name="gr2" draw:text-style-name="P3" draw:layer="layout" svg:width="0.422cm" svg:height="0.475cm" svg:x="4.492cm" svg:y="7.005cm">
          <draw:text-box>
            <text:p text:style-name="P1"><text:span text:style-name="T8"><text:s/></text:span></text:p>
          </draw:text-box>
        </draw:frame>
        <draw:polygon draw:style-name="gr12" draw:text-style-name="P13" draw:layer="layout" svg:width="0.635cm" svg:height="0.612cm" svg:x="5.445cm" svg:y="6.855cm" svg:viewBox="0 0 636 613" draw:points="0,613 636,613 636,0 0,0">
          <text:p/>
        </draw:polygon>
        <draw:frame draw:style-name="gr2" draw:text-style-name="P3" draw:layer="layout" svg:width="0.422cm" svg:height="0.475cm" svg:x="5.127cm" svg:y="7.005cm">
          <draw:text-box>
            <text:p text:style-name="P1"><text:span text:style-name="T8"><text:s/></text:span></text:p>
          </draw:text-box>
        </draw:frame>
        <draw:polygon draw:style-name="gr12" draw:text-style-name="P13" draw:layer="layout" svg:width="0.635cm" svg:height="0.612cm" svg:x="1.635cm" svg:y="8.159cm" svg:viewBox="0 0 636 613" draw:points="0,613 636,613 636,0 0,0">
          <text:p/>
        </draw:polygon>
        <draw:frame draw:style-name="gr2" draw:text-style-name="P3" draw:layer="layout" svg:width="0.422cm" svg:height="0.475cm" svg:x="5.762cm" svg:y="7.005cm">
          <draw:text-box>
            <text:p text:style-name="P1"><text:span text:style-name="T8"><text:s/></text:span></text:p>
          </draw:text-box>
        </draw:frame>
        <draw:polygon draw:style-name="gr12" draw:text-style-name="P13" draw:layer="layout" svg:width="0.635cm" svg:height="0.612cm" svg:x="2.27cm" svg:y="8.159cm" svg:viewBox="0 0 636 613" draw:points="0,613 636,613 636,0 0,0">
          <text:p/>
        </draw:polygon>
        <draw:frame draw:style-name="gr2" draw:text-style-name="P3" draw:layer="layout" svg:width="0.422cm" svg:height="0.475cm" svg:x="1.952cm" svg:y="8.304cm">
          <draw:text-box>
            <text:p text:style-name="P1"><text:span text:style-name="T8"><text:s/></text:span></text:p>
          </draw:text-box>
        </draw:frame>
        <draw:polygon draw:style-name="gr12" draw:text-style-name="P13" draw:layer="layout" svg:width="0.635cm" svg:height="0.612cm" svg:x="2.905cm" svg:y="8.159cm" svg:viewBox="0 0 636 613" draw:points="0,613 636,613 636,0 0,0">
          <text:p/>
        </draw:polygon>
        <draw:frame draw:style-name="gr2" draw:text-style-name="P3" draw:layer="layout" svg:width="0.422cm" svg:height="0.475cm" svg:x="2.587cm" svg:y="8.304cm">
          <draw:text-box>
            <text:p text:style-name="P1"><text:span text:style-name="T8"><text:s/></text:span></text:p>
          </draw:text-box>
        </draw:frame>
        <draw:polygon draw:style-name="gr12" draw:text-style-name="P13" draw:layer="layout" svg:width="0.635cm" svg:height="0.612cm" svg:x="3.54cm" svg:y="8.159cm" svg:viewBox="0 0 636 613" draw:points="0,613 636,613 636,0 0,0">
          <text:p/>
        </draw:polygon>
        <draw:frame draw:style-name="gr2" draw:text-style-name="P3" draw:layer="layout" svg:width="0.422cm" svg:height="0.475cm" svg:x="3.222cm" svg:y="8.304cm">
          <draw:text-box>
            <text:p text:style-name="P1"><text:span text:style-name="T8"><text:s/></text:span></text:p>
          </draw:text-box>
        </draw:frame>
        <draw:polygon draw:style-name="gr12" draw:text-style-name="P13" draw:layer="layout" svg:width="0.635cm" svg:height="0.612cm" svg:x="4.175cm" svg:y="8.159cm" svg:viewBox="0 0 636 613" draw:points="0,613 636,613 636,0 0,0">
          <text:p/>
        </draw:polygon>
        <draw:frame draw:style-name="gr2" draw:text-style-name="P3" draw:layer="layout" svg:width="0.422cm" svg:height="0.475cm" svg:x="3.857cm" svg:y="8.304cm">
          <draw:text-box>
            <text:p text:style-name="P1"><text:span text:style-name="T8"><text:s/></text:span></text:p>
          </draw:text-box>
        </draw:frame>
        <draw:polygon draw:style-name="gr12" draw:text-style-name="P13" draw:layer="layout" svg:width="0.635cm" svg:height="0.612cm" svg:x="4.81cm" svg:y="8.159cm" svg:viewBox="0 0 636 613" draw:points="0,613 636,613 636,0 0,0">
          <text:p/>
        </draw:polygon>
        <draw:frame draw:style-name="gr2" draw:text-style-name="P3" draw:layer="layout" svg:width="0.422cm" svg:height="0.475cm" svg:x="4.492cm" svg:y="8.304cm">
          <draw:text-box>
            <text:p text:style-name="P1"><text:span text:style-name="T8"><text:s/></text:span></text:p>
          </draw:text-box>
        </draw:frame>
        <draw:polygon draw:style-name="gr12" draw:text-style-name="P13" draw:layer="layout" svg:width="0.635cm" svg:height="0.612cm" svg:x="5.445cm" svg:y="8.159cm" svg:viewBox="0 0 636 613" draw:points="0,613 636,613 636,0 0,0">
          <text:p/>
        </draw:polygon>
        <draw:frame draw:style-name="gr2" draw:text-style-name="P3" draw:layer="layout" svg:width="0.422cm" svg:height="0.475cm" svg:x="5.127cm" svg:y="8.304cm">
          <draw:text-box>
            <text:p text:style-name="P1"><text:span text:style-name="T8"><text:s/></text:span></text:p>
          </draw:text-box>
        </draw:frame>
        <draw:polygon draw:style-name="gr12" draw:text-style-name="P13" draw:layer="layout" svg:width="0.635cm" svg:height="0.612cm" svg:x="6.08cm" svg:y="8.159cm" svg:viewBox="0 0 636 613" draw:points="0,613 636,613 636,0 0,0">
          <text:p/>
        </draw:polygon>
        <draw:frame draw:style-name="gr2" draw:text-style-name="P3" draw:layer="layout" svg:width="0.422cm" svg:height="0.475cm" svg:x="5.762cm" svg:y="8.304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75cm" svg:x="6.398cm" svg:y="8.304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75cm" svg:x="1.952cm" svg:y="3.055cm">
          <draw:text-box>
            <text:p text:style-name="P1"><text:span text:style-name="T8"><text:s/></text:span></text:p>
          </draw:text-box>
        </draw:frame>
        <draw:frame draw:style-name="gr17" draw:text-style-name="P18" draw:layer="layout" svg:width="4.6cm" svg:height="0.628cm" svg:x="1.5cm" svg:y="2.9cm">
          <draw:text-box>
            <text:p text:style-name="P17"><text:span text:style-name="T27"><text:s text:c="2"/></text:span><text:span text:style-name="T27">3 <text:s text:c="2"/>2 <text:s/>8 <text:s text:c="2"/>3 <text:s/>3 <text:s/>4 <text:s text:c="2"/>9</text:span></text:p>
          </draw:text-box>
        </draw:frame>
        <draw:frame draw:style-name="gr17" draw:text-style-name="P20" draw:layer="layout" svg:width="4.2cm" svg:height="0.6cm" svg:x="6.4cm" svg:y="2.9cm">
          <draw:text-box>
            <text:p text:style-name="P19"><text:span text:style-name="T29">c3283349@uon.edu.au</text:span></text:p>
          </draw:text-box>
        </draw:frame>
        <draw:frame draw:style-name="gr18" draw:text-style-name="P18" draw:layer="layout" svg:width="5.2cm" svg:height="0.8cm" svg:x="1.5cm" svg:y="8cm">
          <draw:text-box>
            <text:p text:style-name="P17"><text:span text:style-name="T27"><text:s/></text:span></text:p>
          </draw:text-box>
        </draw:frame>
        <draw:frame draw:style-name="gr19" draw:text-style-name="P22" draw:layer="layout" svg:width="5.1cm" svg:height="0.704cm" svg:x="1.6cm" svg:y="8.1cm">
          <draw:text-box>
            <text:p text:style-name="P21"><text:span text:style-name="T19"><text:s/></text:span><text:span text:style-name="T19">C O M P <text:s/>3 <text:s/>2 <text:s/>6 <text:s/>0</text:span></text:p>
          </draw:text-box>
        </draw:frame>
        <draw:frame draw:style-name="gr20" draw:text-style-name="P22" draw:layer="layout" svg:width="8.1cm" svg:height="0.704cm" svg:x="4.5cm" svg:y="10.4cm">
          <draw:text-box>
            <text:p text:style-name="P21"><text:span text:style-name="T19">Callaghan</text:span></text:p>
          </draw:text-box>
        </draw:frame>
        <draw:frame draw:style-name="gr17" draw:text-style-name="P22" draw:layer="layout" svg:width="6.5cm" svg:height="0.704cm" svg:x="5.3cm" svg:y="12.9cm">
          <draw:text-box>
            <text:p text:style-name="P21"><text:span text:style-name="T19">Ljiljana Brankov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ymbol" svg:font-family="Symbol"/>
    <style:font-face style:name="Tahoma" svg:font-family="Tahoma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6cm" fo:margin-bottom="1cm" fo:margin-left="0.9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4-18T09:26:16.771125120</dc:date>
    <meta:editing-duration>PT1M16S</meta:editing-duration>
    <meta:editing-cycles>1</meta:editing-cycles>
    <meta:document-statistic meta:object-count="300"/>
    <meta:generator>LibreOffice/6.0.2.1.0$Linux_X86_64 LibreOffice_project/00m0$Build-1</meta:generator>
  </office:meta>
</office:document-meta>
</file>